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.461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2.836cm"/>
    </style:style>
    <style:style style:name="co8" style:family="table-column">
      <style:table-column-properties fo:break-before="auto" style:column-width="6.117cm"/>
    </style:style>
    <style:style style:name="co9" style:family="table-column">
      <style:table-column-properties fo:break-before="auto" style:column-width="3.556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01cm"/>
    </style:style>
    <style:style style:name="co15" style:family="table-column">
      <style:table-column-properties fo:break-before="auto" style:column-width="2.477cm"/>
    </style:style>
    <style:style style:name="co16" style:family="table-column">
      <style:table-column-properties fo:break-before="auto" style:column-width="2.03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able-cell-properties fo:background-color="transparent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SNAP_Thalem_202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" table:default-cell-style-name="ce4"/>
        <table:table-column table:style-name="co11" table:number-columns-repeated="2" table:default-cell-style-name="ce3"/>
        <table:table-column table:style-name="co12" table:default-cell-style-name="ce3"/>
        <table:table-column table:style-name="co13" table:number-columns-repeated="2" table:default-cell-style-name="ce4"/>
        <table:table-column table:style-name="co11" table:default-cell-style-name="ce3"/>
        <table:table-column table:style-name="co14" table:number-columns-repeated="2" table:default-cell-style-name="ce3"/>
        <table:table-column table:style-name="co13" table:number-columns-repeated="2" table:default-cell-style-name="ce4"/>
        <table:table-column table:style-name="co11" table:default-cell-style-name="ce3"/>
        <table:table-column table:style-name="co14" table:number-columns-repeated="2" table:default-cell-style-name="ce3"/>
        <table:table-column table:style-name="co13" table:number-columns-repeated="2" table:default-cell-style-name="ce4"/>
        <table:table-column table:style-name="co11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6326" table:default-cell-style-name="ce3"/>
        <table:table-row table:style-name="ro1">
          <table:table-cell table:style-name="ce10" office:value-type="string" calcext:value-type="string">
            <text:p>Anonymisation</text:p>
          </table:table-cell>
          <table:table-cell table:style-name="ce10" office:value-type="string" calcext:value-type="string">
            <text:p>Age_tests</text:p>
          </table:table-cell>
          <table:table-cell table:style-name="ce10" office:value-type="string" calcext:value-type="string">
            <text:p>Age_infarct</text:p>
          </table:table-cell>
          <table:table-cell table:style-name="ce10" office:value-type="string" calcext:value-type="string">
            <text:p>Years_study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P_CTRL</text:p>
          </table:table-cell>
          <table:table-cell table:style-name="ce10" office:value-type="string" calcext:value-type="string">
            <text:p>Infarct_laterality</text:p>
          </table:table-cell>
          <table:table-cell table:style-name="ce10" office:value-type="string" calcext:value-type="string">
            <text:p>Adhesio_interthalamica_2025_SNAP</text:p>
          </table:table-cell>
          <table:table-cell table:style-name="ce10" office:value-type="string" calcext:value-type="string">
            <text:p>Variant_SNAP_2025</text:p>
          </table:table-cell>
          <table:table-cell table:style-name="ce10" office:value-type="string" calcext:value-type="string">
            <text:p>Variant_SNAP_2025_supp</text:p>
          </table:table-cell>
          <table:table-cell table:style-name="ce10" office:value-type="string" calcext:value-type="string">
            <text:p>NBR VOXEL 1</text:p>
          </table:table-cell>
          <table:table-cell table:style-name="ce10" office:value-type="string" calcext:value-type="string">
            <text:p>DICE_1</text:p>
          </table:table-cell>
          <table:table-cell office:value-type="string" calcext:value-type="string">
            <text:p>mean_gray_matter1</text:p>
          </table:table-cell>
          <table:table-cell office:value-type="string" calcext:value-type="string">
            <text:p>mean_white_matter1</text:p>
          </table:table-cell>
          <table:table-cell table:style-name="ce10" office:value-type="string" calcext:value-type="string">
            <text:p>PVE1</text:p>
          </table:table-cell>
          <table:table-cell table:style-name="ce10" office:value-type="string" calcext:value-type="string">
            <text:p>NBR VOXEL 2</text:p>
          </table:table-cell>
          <table:table-cell table:style-name="ce10" office:value-type="string" calcext:value-type="string">
            <text:p>DICE_2</text:p>
          </table:table-cell>
          <table:table-cell office:value-type="string" calcext:value-type="string">
            <text:p>mean_gray_matter2</text:p>
          </table:table-cell>
          <table:table-cell office:value-type="string" calcext:value-type="string">
            <text:p>mean_white_matter2</text:p>
          </table:table-cell>
          <table:table-cell table:style-name="ce10" office:value-type="string" calcext:value-type="string">
            <text:p>PVE2</text:p>
          </table:table-cell>
          <table:table-cell office:value-type="string" calcext:value-type="string">
            <text:p>NBR VOXEL3</text:p>
          </table:table-cell>
          <table:table-cell office:value-type="string" calcext:value-type="string">
            <text:p>DICE_3</text:p>
          </table:table-cell>
          <table:table-cell office:value-type="string" calcext:value-type="string">
            <text:p>mean_gray_matter3</text:p>
          </table:table-cell>
          <table:table-cell office:value-type="string" calcext:value-type="string">
            <text:p>mean_white_matter3</text:p>
          </table:table-cell>
          <table:table-cell table:style-name="ce10" office:value-type="string" calcext:value-type="string">
            <text:p>PVE3</text:p>
          </table:table-cell>
          <table:table-cell office:value-type="string" calcext:value-type="string">
            <text:p>NBR VOXEL 4</text:p>
          </table:table-cell>
          <table:table-cell office:value-type="string" calcext:value-type="string">
            <text:p>DICE_4</text:p>
          </table:table-cell>
          <table:table-cell office:value-type="string" calcext:value-type="string">
            <text:p>mean_gray_matter4</text:p>
          </table:table-cell>
          <table:table-cell office:value-type="string" calcext:value-type="string">
            <text:p>mean_white_matter4</text:p>
          </table:table-cell>
          <table:table-cell table:style-name="ce10" office:value-type="string" calcext:value-type="string">
            <text:p>PVE4</text:p>
          </table:table-cell>
          <table:table-cell table:style-name="ce10" office:value-type="string" calcext:value-type="string">
            <text:p>MEAN NBR VOXEL</text:p>
          </table:table-cell>
          <table:table-cell table:style-name="ce10" office:value-type="string" calcext:value-type="string">
            <text:p>MEAN DICE</text:p>
          </table:table-cell>
          <table:table-cell table:style-name="ce10" office:value-type="string" calcext:value-type="string">
            <text:p>Area_PVE</text:p>
          </table:table-cell>
          <table:table-cell office:value-type="string" calcext:value-type="string">
            <text:p>Mean_white_matter</text:p>
          </table:table-cell>
          <table:table-cell office:value-type="string" calcext:value-type="string">
            <text:p>Mean_gray_matter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408749908208847" calcext:value-type="float">
            <text:p>0,408749908208847</text:p>
          </table:table-cell>
          <table:table-cell office:value-type="float" office:value="0.591250091791153" calcext:value-type="float">
            <text:p>0,591250091791153</text:p>
          </table:table-cell>
          <table:table-cell table:style-name="ce10" table:formula="of:=1-([.M2]+[.N2])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393999922275543" calcext:value-type="float">
            <text:p>0,393999922275543</text:p>
          </table:table-cell>
          <table:table-cell office:value-type="float" office:value="0.606000077724457" calcext:value-type="float">
            <text:p>0,606000077724457</text:p>
          </table:table-cell>
          <table:table-cell table:style-name="ce10" table:formula="of:=1-([.R2]+[.S2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0.97</text:p>
          </table:table-cell>
          <table:table-cell table:style-name="ce10" table:formula="of:= (IF(ISNUMBER([.K2]*(1-[.O2]));[.K2]*(1-[.O2]);0) + IF(ISNUMBER([.P2]*(1-[.T2]));[.P2]*(1-[.T2]);0) + IF(ISNUMBER([.U2]*(1-[.Y2]));[.U2]*(1-[.Y2]);0) + IF(ISNUMBER([.Z2]*(1-[.AD2]));[.Z2]*(1-[.AD2]);0)) / (4 - (COUNTIF([.K2]; &quot;NA&quot;) + COUNTIF([.P2]; &quot;NA&quot;) + COUNTIF([.U2]; &quot;NA&quot;)+ COUNTIF([.Z2]; &quot;NA&quot;) ))" office:value-type="float" office:value="9" calcext:value-type="float">
            <text:p>9</text:p>
          </table:table-cell>
          <table:table-cell table:formula="of:=AVERAGE([.N2];[.S2];[.X2];[.AC2])" office:value-type="float" office:value="0.598625084757805" calcext:value-type="float">
            <text:p>0,598625084757805</text:p>
          </table:table-cell>
          <table:table-cell table:formula="of:=AVERAGE([.AB2];[.W2];[.R2];[.M2])" office:value-type="float" office:value="0.401374915242195" calcext:value-type="float">
            <text:p>0,401374915242195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2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0809999922911326" calcext:value-type="float">
            <text:p>0,0809999922911326</text:p>
          </table:table-cell>
          <table:table-cell office:value-type="float" office:value="0.919000007708867" calcext:value-type="float">
            <text:p>0,919000007708867</text:p>
          </table:table-cell>
          <table:table-cell table:style-name="ce10" table:formula="of:=1-([.M3]+[.N3])" office:value-type="float" office:value="0" calcext:value-type="float">
            <text:p>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0.88</text:p>
          </table:table-cell>
          <table:table-cell office:value-type="float" office:value="0.0527586114817652" calcext:value-type="float">
            <text:p>0,0527586114817652</text:p>
          </table:table-cell>
          <table:table-cell office:value-type="float" office:value="0.947241388518235" calcext:value-type="float">
            <text:p>0,947241388518235</text:p>
          </table:table-cell>
          <table:table-cell table:style-name="ce10" table:formula="of:=1-([.R3]+[.S3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29.5</text:p>
          </table:table-cell>
          <table:table-cell table:style-name="ce10" office:value-type="string" calcext:value-type="string">
            <text:p>0.92</text:p>
          </table:table-cell>
          <table:table-cell table:style-name="ce10" table:formula="of:= (IF(ISNUMBER([.K3]*(1-[.O3]));[.K3]*(1-[.O3]);0) + IF(ISNUMBER([.P3]*(1-[.T3]));[.P3]*(1-[.T3]);0) + IF(ISNUMBER([.U3]*(1-[.Y3]));[.U3]*(1-[.Y3]);0) + IF(ISNUMBER([.Z3]*(1-[.AD3]));[.Z3]*(1-[.AD3]);0)) / (4 - (COUNTIF([.K3]; &quot;NA&quot;) + COUNTIF([.P3]; &quot;NA&quot;) + COUNTIF([.U3]; &quot;NA&quot;)+ COUNTIF([.Z3]; &quot;NA&quot;) ))" office:value-type="float" office:value="29.5" calcext:value-type="float">
            <text:p>29,5</text:p>
          </table:table-cell>
          <table:table-cell table:formula="of:=AVERAGE([.N3];[.S3];[.X3];[.AC3])" office:value-type="float" office:value="0.933120698113551" calcext:value-type="float">
            <text:p>0,933120698113551</text:p>
          </table:table-cell>
          <table:table-cell table:formula="of:=AVERAGE([.AB3];[.W3];[.R3];[.M3])" office:value-type="float" office:value="0.0668793018864489" calcext:value-type="float">
            <text:p>0,0668793018864489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285714296357972" calcext:value-type="float">
            <text:p>0,285714296357972</text:p>
          </table:table-cell>
          <table:table-cell office:value-type="float" office:value="0.714285705770765" calcext:value-type="float">
            <text:p>0,714285705770765</text:p>
          </table:table-cell>
          <table:table-cell table:style-name="ce10" table:formula="of:=1-([.M4]+[.N4])" office:value-type="float" office:value="-0.00000000212873718652418" calcext:value-type="float">
            <text:p>-2,12873718652418E-0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266666695475578" calcext:value-type="float">
            <text:p>0,266666695475578</text:p>
          </table:table-cell>
          <table:table-cell office:value-type="float" office:value="0.733333309491476" calcext:value-type="float">
            <text:p>0,733333309491476</text:p>
          </table:table-cell>
          <table:table-cell table:style-name="ce10" table:formula="of:=1-([.R4]+[.S4])" office:value-type="float" office:value="-0.00000000496705387931229" calcext:value-type="float">
            <text:p>-4,96705387931229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6.5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4]*(1-[.O4]));[.K4]*(1-[.O4]);0) + IF(ISNUMBER([.P4]*(1-[.T4]));[.P4]*(1-[.T4]);0) + IF(ISNUMBER([.U4]*(1-[.Y4]));[.U4]*(1-[.Y4]);0) + IF(ISNUMBER([.Z4]*(1-[.AD4]));[.Z4]*(1-[.AD4]);0)) / (4 - (COUNTIF([.K4]; &quot;NA&quot;) + COUNTIF([.P4]; &quot;NA&quot;) + COUNTIF([.U4]; &quot;NA&quot;)+ COUNTIF([.Z4]; &quot;NA&quot;) ))" office:value-type="float" office:value="6.50000002235174" calcext:value-type="float">
            <text:p>6,50000002235174</text:p>
          </table:table-cell>
          <table:table-cell table:formula="of:=AVERAGE([.N4];[.S4];[.X4];[.AC4])" office:value-type="float" office:value="0.723809507631121" calcext:value-type="float">
            <text:p>0,723809507631121</text:p>
          </table:table-cell>
          <table:table-cell table:formula="of:=AVERAGE([.AB4];[.W4];[.R4];[.M4])" office:value-type="float" office:value="0.276190495916775" calcext:value-type="float">
            <text:p>0,276190495916775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7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5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0.84</text:p>
          </table:table-cell>
          <table:table-cell office:value-type="float" office:value="0.353076883233511" calcext:value-type="float">
            <text:p>0,353076883233511</text:p>
          </table:table-cell>
          <table:table-cell office:value-type="float" office:value="0.646923115620246" calcext:value-type="float">
            <text:p>0,646923115620246</text:p>
          </table:table-cell>
          <table:table-cell table:style-name="ce10" table:formula="of:=1-([.M6]+[.N6])" office:value-type="float" office:value="0.0000000011462431004361" calcext:value-type="float">
            <text:p>1,1462431004361E-0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0.305625004693866" calcext:value-type="float">
            <text:p>0,305625004693866</text:p>
          </table:table-cell>
          <table:table-cell office:value-type="float" office:value="0.694374997168779" calcext:value-type="float">
            <text:p>0,694374997168779</text:p>
          </table:table-cell>
          <table:table-cell table:style-name="ce10" table:formula="of:=1-([.R6]+[.S6])" office:value-type="float" office:value="-0.00000000186264514923096" calcext:value-type="float">
            <text:p>-1,86264514923096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0.88</text:p>
          </table:table-cell>
          <table:table-cell table:style-name="ce10" table:formula="of:= (IF(ISNUMBER([.K6]*(1-[.O6]));[.K6]*(1-[.O6]);0) + IF(ISNUMBER([.P6]*(1-[.T6]));[.P6]*(1-[.T6]);0) + IF(ISNUMBER([.U6]*(1-[.Y6]));[.U6]*(1-[.Y6]);0) + IF(ISNUMBER([.Z6]*(1-[.AD6]));[.Z6]*(1-[.AD6]);0)) / (4 - (COUNTIF([.K6]; &quot;NA&quot;) + COUNTIF([.P6]; &quot;NA&quot;) + COUNTIF([.U6]; &quot;NA&quot;)+ COUNTIF([.Z6]; &quot;NA&quot;) ))" office:value-type="float" office:value="14.5000000074506" calcext:value-type="float">
            <text:p>14,5000000074506</text:p>
          </table:table-cell>
          <table:table-cell table:formula="of:=AVERAGE([.N6];[.S6];[.X6];[.AC6])" office:value-type="float" office:value="0.670649056394512" calcext:value-type="float">
            <text:p>0,670649056394512</text:p>
          </table:table-cell>
          <table:table-cell table:formula="of:=AVERAGE([.AB6];[.W6];[.R6];[.M6])" office:value-type="float" office:value="0.329350943963688" calcext:value-type="float">
            <text:p>0,329350943963688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0.82</text:p>
          </table:table-cell>
          <table:table-cell office:value-type="float" office:value="0.347857108073575" calcext:value-type="float">
            <text:p>0,347857108073575</text:p>
          </table:table-cell>
          <table:table-cell office:value-type="float" office:value="0.652142890862056" calcext:value-type="float">
            <text:p>0,652142890862056</text:p>
          </table:table-cell>
          <table:table-cell table:style-name="ce10" table:formula="of:=1-([.M7]+[.N7])" office:value-type="float" office:value="0.00000000106436859326209" calcext:value-type="float">
            <text:p>1,06436859326209E-0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241764702341136" calcext:value-type="float">
            <text:p>0,241764702341136</text:p>
          </table:table-cell>
          <table:table-cell office:value-type="float" office:value="0.758235296782325" calcext:value-type="float">
            <text:p>0,758235296782325</text:p>
          </table:table-cell>
          <table:table-cell table:style-name="ce10" table:formula="of:=1-([.R7]+[.S7])" office:value-type="float" office:value="0.000000000876538952532258" calcext:value-type="float">
            <text:p>8,76538952532258E-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5.5</text:p>
          </table:table-cell>
          <table:table-cell table:style-name="ce10" office:value-type="string" calcext:value-type="string">
            <text:p>0.87</text:p>
          </table:table-cell>
          <table:table-cell table:style-name="ce10" table:formula="of:= (IF(ISNUMBER([.K7]*(1-[.O7]));[.K7]*(1-[.O7]);0) + IF(ISNUMBER([.P7]*(1-[.T7]));[.P7]*(1-[.T7]);0) + IF(ISNUMBER([.U7]*(1-[.Y7]));[.U7]*(1-[.Y7]);0) + IF(ISNUMBER([.Z7]*(1-[.AD7]));[.Z7]*(1-[.AD7]);0)) / (4 - (COUNTIF([.K7]; &quot;NA&quot;) + COUNTIF([.P7]; &quot;NA&quot;) + COUNTIF([.U7]; &quot;NA&quot;)+ COUNTIF([.Z7]; &quot;NA&quot;) ))" office:value-type="float" office:value="15.4999999850988" calcext:value-type="float">
            <text:p>15,4999999850988</text:p>
          </table:table-cell>
          <table:table-cell table:formula="of:=AVERAGE([.N7];[.S7];[.X7];[.AC7])" office:value-type="float" office:value="0.705189093822191" calcext:value-type="float">
            <text:p>0,705189093822191</text:p>
          </table:table-cell>
          <table:table-cell table:formula="of:=AVERAGE([.AB7];[.W7];[.R7];[.M7])" office:value-type="float" office:value="0.294810905207356" calcext:value-type="float">
            <text:p>0,29481090520735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7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8</text:p>
          </table:table-cell>
          <table:table-cell office:value-type="float" office:value="0.31124996393919" calcext:value-type="float">
            <text:p>0,31124996393919</text:p>
          </table:table-cell>
          <table:table-cell office:value-type="float" office:value="0.68875003606081" calcext:value-type="float">
            <text:p>0,68875003606081</text:p>
          </table:table-cell>
          <table:table-cell table:style-name="ce10" table:formula="of:=1-([.M8]+[.N8])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0.85</text:p>
          </table:table-cell>
          <table:table-cell office:value-type="float" office:value="0.349999964237213" calcext:value-type="float">
            <text:p>0,349999964237213</text:p>
          </table:table-cell>
          <table:table-cell office:value-type="float" office:value="0.650000035762787" calcext:value-type="float">
            <text:p>0,650000035762787</text:p>
          </table:table-cell>
          <table:table-cell table:style-name="ce10" table:formula="of:=1-([.R8]+[.S8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6.5</text:p>
          </table:table-cell>
          <table:table-cell table:style-name="ce10" office:value-type="string" calcext:value-type="string">
            <text:p>0.83</text:p>
          </table:table-cell>
          <table:table-cell table:style-name="ce10" table:formula="of:= (IF(ISNUMBER([.K8]*(1-[.O8]));[.K8]*(1-[.O8]);0) + IF(ISNUMBER([.P8]*(1-[.T8]));[.P8]*(1-[.T8]);0) + IF(ISNUMBER([.U8]*(1-[.Y8]));[.U8]*(1-[.Y8]);0) + IF(ISNUMBER([.Z8]*(1-[.AD8]));[.Z8]*(1-[.AD8]);0)) / (4 - (COUNTIF([.K8]; &quot;NA&quot;) + COUNTIF([.P8]; &quot;NA&quot;) + COUNTIF([.U8]; &quot;NA&quot;)+ COUNTIF([.Z8]; &quot;NA&quot;) ))" office:value-type="float" office:value="16.5" calcext:value-type="float">
            <text:p>16,5</text:p>
          </table:table-cell>
          <table:table-cell table:formula="of:=AVERAGE([.N8];[.S8];[.X8];[.AC8])" office:value-type="float" office:value="0.669375035911799" calcext:value-type="float">
            <text:p>0,669375035911799</text:p>
          </table:table-cell>
          <table:table-cell table:formula="of:=AVERAGE([.AB8];[.W8];[.R8];[.M8])" office:value-type="float" office:value="0.330624964088202" calcext:value-type="float">
            <text:p>0,330624964088202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8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131111101971732" calcext:value-type="float">
            <text:p>0,131111101971732</text:p>
          </table:table-cell>
          <table:table-cell office:value-type="float" office:value="0.868888898028268" calcext:value-type="float">
            <text:p>0,868888898028268</text:p>
          </table:table-cell>
          <table:table-cell table:style-name="ce10" table:formula="of:=1-([.M9]+[.N9])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0.89</text:p>
          </table:table-cell>
          <table:table-cell office:value-type="float" office:value="0.152941153329961" calcext:value-type="float">
            <text:p>0,152941153329961</text:p>
          </table:table-cell>
          <table:table-cell office:value-type="float" office:value="0.847058846670039" calcext:value-type="float">
            <text:p>0,847058846670039</text:p>
          </table:table-cell>
          <table:table-cell table:style-name="ce10" table:formula="of:=1-([.R9]+[.S9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7.5</text:p>
          </table:table-cell>
          <table:table-cell table:style-name="ce10" office:value-type="string" calcext:value-type="string">
            <text:p>0.92</text:p>
          </table:table-cell>
          <table:table-cell table:style-name="ce10" table:formula="of:= (IF(ISNUMBER([.K9]*(1-[.O9]));[.K9]*(1-[.O9]);0) + IF(ISNUMBER([.P9]*(1-[.T9]));[.P9]*(1-[.T9]);0) + IF(ISNUMBER([.U9]*(1-[.Y9]));[.U9]*(1-[.Y9]);0) + IF(ISNUMBER([.Z9]*(1-[.AD9]));[.Z9]*(1-[.AD9]);0)) / (4 - (COUNTIF([.K9]; &quot;NA&quot;) + COUNTIF([.P9]; &quot;NA&quot;) + COUNTIF([.U9]; &quot;NA&quot;)+ COUNTIF([.Z9]; &quot;NA&quot;) ))" office:value-type="float" office:value="17.5" calcext:value-type="float">
            <text:p>17,5</text:p>
          </table:table-cell>
          <table:table-cell table:formula="of:=AVERAGE([.N9];[.S9];[.X9];[.AC9])" office:value-type="float" office:value="0.857973872349154" calcext:value-type="float">
            <text:p>0,857973872349154</text:p>
          </table:table-cell>
          <table:table-cell table:formula="of:=AVERAGE([.AB9];[.W9];[.R9];[.M9])" office:value-type="float" office:value="0.142026127650847" calcext:value-type="float">
            <text:p>0,142026127650847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09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86</text:p>
          </table:table-cell>
          <table:table-cell office:value-type="float" office:value="0.556666652361552" calcext:value-type="float">
            <text:p>0,556666652361552</text:p>
          </table:table-cell>
          <table:table-cell office:value-type="float" office:value="0.443333347638448" calcext:value-type="float">
            <text:p>0,443333347638448</text:p>
          </table:table-cell>
          <table:table-cell table:style-name="ce10" table:formula="of:=1-([.M10]+[.N10])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319999987880389" calcext:value-type="float">
            <text:p>0,319999987880389</text:p>
          </table:table-cell>
          <table:table-cell office:value-type="float" office:value="0.680000007152557" calcext:value-type="float">
            <text:p>0,680000007152557</text:p>
          </table:table-cell>
          <table:table-cell table:style-name="ce10" table:formula="of:=1-([.R10]+[.S10])" office:value-type="float" office:value="0.00000000496705365726768" calcext:value-type="float">
            <text:p>4,96705365726768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93</text:p>
          </table:table-cell>
          <table:table-cell table:style-name="ce10" table:formula="of:= (IF(ISNUMBER([.K10]*(1-[.O10]));[.K10]*(1-[.O10]);0) + IF(ISNUMBER([.P10]*(1-[.T10]));[.P10]*(1-[.T10]);0) + IF(ISNUMBER([.U10]*(1-[.Y10]));[.U10]*(1-[.Y10]);0) + IF(ISNUMBER([.Z10]*(1-[.AD10]));[.Z10]*(1-[.AD10]);0)) / (4 - (COUNTIF([.K10]; &quot;NA&quot;) + COUNTIF([.P10]; &quot;NA&quot;) + COUNTIF([.U10]; &quot;NA&quot;)+ COUNTIF([.Z10]; &quot;NA&quot;) ))" office:value-type="float" office:value="2.99999999254942" calcext:value-type="float">
            <text:p>2,99999999254942</text:p>
          </table:table-cell>
          <table:table-cell table:formula="of:=AVERAGE([.N10];[.S10];[.X10];[.AC10])" office:value-type="float" office:value="0.561666677395503" calcext:value-type="float">
            <text:p>0,561666677395503</text:p>
          </table:table-cell>
          <table:table-cell table:formula="of:=AVERAGE([.AB10];[.W10];[.R10];[.M10])" office:value-type="float" office:value="0.438333320120971" calcext:value-type="float">
            <text:p>0,43833332012097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81</text:p>
          </table:table-cell>
          <table:table-cell office:value-type="float" office:value="0.193749981001019" calcext:value-type="float">
            <text:p>0,193749981001019</text:p>
          </table:table-cell>
          <table:table-cell office:value-type="float" office:value="0.806250020861626" calcext:value-type="float">
            <text:p>0,806250020861626</text:p>
          </table:table-cell>
          <table:table-cell table:style-name="ce10" table:formula="of:=1-([.M11]+[.N11])" office:value-type="float" office:value="-0.00000000186264514923096" calcext:value-type="float">
            <text:p>-1,86264514923096E-0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0.84</text:p>
          </table:table-cell>
          <table:table-cell office:value-type="float" office:value="0.178461549373773" calcext:value-type="float">
            <text:p>0,178461549373773</text:p>
          </table:table-cell>
          <table:table-cell office:value-type="float" office:value="0.82153844833374" calcext:value-type="float">
            <text:p>0,82153844833374</text:p>
          </table:table-cell>
          <table:table-cell table:style-name="ce10" table:formula="of:=1-([.R11]+[.S11])" office:value-type="float" office:value="0.00000000229248631189449" calcext:value-type="float">
            <text:p>2,29248631189449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0.83</text:p>
          </table:table-cell>
          <table:table-cell table:style-name="ce10" table:formula="of:= (IF(ISNUMBER([.K11]*(1-[.O11]));[.K11]*(1-[.O11]);0) + IF(ISNUMBER([.P11]*(1-[.T11]));[.P11]*(1-[.T11]);0) + IF(ISNUMBER([.U11]*(1-[.Y11]));[.U11]*(1-[.Y11]);0) + IF(ISNUMBER([.Z11]*(1-[.AD11]));[.Z11]*(1-[.AD11]);0)) / (4 - (COUNTIF([.K11]; &quot;NA&quot;) + COUNTIF([.P11]; &quot;NA&quot;) + COUNTIF([.U11]; &quot;NA&quot;)+ COUNTIF([.Z11]; &quot;NA&quot;) ))" office:value-type="float" office:value="14.5" calcext:value-type="float">
            <text:p>14,5</text:p>
          </table:table-cell>
          <table:table-cell table:formula="of:=AVERAGE([.N11];[.S11];[.X11];[.AC11])" office:value-type="float" office:value="0.813894234597683" calcext:value-type="float">
            <text:p>0,813894234597683</text:p>
          </table:table-cell>
          <table:table-cell table:formula="of:=AVERAGE([.AB11];[.W11];[.R11];[.M11])" office:value-type="float" office:value="0.186105765187396" calcext:value-type="float">
            <text:p>0,18610576518739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0.283999967575073" calcext:value-type="float">
            <text:p>0,283999967575073</text:p>
          </table:table-cell>
          <table:table-cell office:value-type="float" office:value="0.716000032424927" calcext:value-type="float">
            <text:p>0,716000032424927</text:p>
          </table:table-cell>
          <table:table-cell table:style-name="ce10" table:formula="of:=1-([.M13]+[.N13]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89</text:p>
          </table:table-cell>
          <table:table-cell office:value-type="float" office:value="0.263333305716515" calcext:value-type="float">
            <text:p>0,263333305716515</text:p>
          </table:table-cell>
          <table:table-cell office:value-type="float" office:value="0.736666694283485" calcext:value-type="float">
            <text:p>0,736666694283485</text:p>
          </table:table-cell>
          <table:table-cell table:style-name="ce10" table:formula="of:=1-([.R13]+[.S13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0.9</text:p>
          </table:table-cell>
          <table:table-cell table:style-name="ce10" table:formula="of:= (IF(ISNUMBER([.K13]*(1-[.O13]));[.K13]*(1-[.O13]);0) + IF(ISNUMBER([.P13]*(1-[.T13]));[.P13]*(1-[.T13]);0) + IF(ISNUMBER([.U13]*(1-[.Y13]));[.U13]*(1-[.Y13]);0) + IF(ISNUMBER([.Z13]*(1-[.AD13]));[.Z13]*(1-[.AD13]);0)) / (4 - (COUNTIF([.K13]; &quot;NA&quot;) + COUNTIF([.P13]; &quot;NA&quot;) + COUNTIF([.U13]; &quot;NA&quot;)+ COUNTIF([.Z13]; &quot;NA&quot;) ))" office:value-type="float" office:value="13.5" calcext:value-type="float">
            <text:p>13,5</text:p>
          </table:table-cell>
          <table:table-cell table:formula="of:=AVERAGE([.N13];[.S13];[.X13];[.AC13])" office:value-type="float" office:value="0.726333363354206" calcext:value-type="float">
            <text:p>0,726333363354206</text:p>
          </table:table-cell>
          <table:table-cell table:formula="of:=AVERAGE([.AB13];[.W13];[.R13];[.M13])" office:value-type="float" office:value="0.273666636645794" calcext:value-type="float">
            <text:p>0,273666636645794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3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0.88</text:p>
          </table:table-cell>
          <table:table-cell office:value-type="float" office:value="0.0781818106770515" calcext:value-type="float">
            <text:p>0,0781818106770515</text:p>
          </table:table-cell>
          <table:table-cell office:value-type="float" office:value="0.921818188645623" calcext:value-type="float">
            <text:p>0,921818188645623</text:p>
          </table:table-cell>
          <table:table-cell table:style-name="ce10" table:formula="of:=1-([.M15]+[.N15])" office:value-type="float" office:value="0.00000000067732552899713" calcext:value-type="float">
            <text:p>6,7732552899713E-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0400000007256218" calcext:value-type="float">
            <text:p>0,0400000007256218</text:p>
          </table:table-cell>
          <table:table-cell office:value-type="float" office:value="0.959999999274378" calcext:value-type="float">
            <text:p>0,959999999274378</text:p>
          </table:table-cell>
          <table:table-cell table:style-name="ce10" table:formula="of:=1-([.R15]+[.S15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22.5</text:p>
          </table:table-cell>
          <table:table-cell table:style-name="ce10" office:value-type="string" calcext:value-type="string">
            <text:p>0.92</text:p>
          </table:table-cell>
          <table:table-cell table:style-name="ce10" table:formula="of:= (IF(ISNUMBER([.K15]*(1-[.O15]));[.K15]*(1-[.O15]);0) + IF(ISNUMBER([.P15]*(1-[.T15]));[.P15]*(1-[.T15]);0) + IF(ISNUMBER([.U15]*(1-[.Y15]));[.U15]*(1-[.Y15]);0) + IF(ISNUMBER([.Z15]*(1-[.AD15]));[.Z15]*(1-[.AD15]);0)) / (4 - (COUNTIF([.K15]; &quot;NA&quot;) + COUNTIF([.P15]; &quot;NA&quot;) + COUNTIF([.U15]; &quot;NA&quot;)+ COUNTIF([.Z15]; &quot;NA&quot;) ))" office:value-type="float" office:value="22.4999999925494" calcext:value-type="float">
            <text:p>22,4999999925494</text:p>
          </table:table-cell>
          <table:table-cell table:formula="of:=AVERAGE([.N15];[.S15];[.X15];[.AC15])" office:value-type="float" office:value="0.94090909396" calcext:value-type="float">
            <text:p>0,94090909396</text:p>
          </table:table-cell>
          <table:table-cell table:formula="of:=AVERAGE([.AB15];[.W15];[.R15];[.M15])" office:value-type="float" office:value="0.0590909057013367" calcext:value-type="float">
            <text:p>0,0590909057013367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5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6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0.282000017166138" calcext:value-type="float">
            <text:p>0,282000017166138</text:p>
          </table:table-cell>
          <table:table-cell office:value-type="float" office:value="0.717999982833862" calcext:value-type="float">
            <text:p>0,717999982833862</text:p>
          </table:table-cell>
          <table:table-cell table:style-name="ce10" table:formula="of:=1-([.M17]+[.N17])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0.86</text:p>
          </table:table-cell>
          <table:table-cell office:value-type="float" office:value="0.29666668176651" calcext:value-type="float">
            <text:p>0,29666668176651</text:p>
          </table:table-cell>
          <table:table-cell office:value-type="float" office:value="0.70333331823349" calcext:value-type="float">
            <text:p>0,70333331823349</text:p>
          </table:table-cell>
          <table:table-cell table:style-name="ce10" table:formula="of:=1-([.R17]+[.S17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5.5</text:p>
          </table:table-cell>
          <table:table-cell table:style-name="ce10" office:value-type="string" calcext:value-type="string">
            <text:p>0.89</text:p>
          </table:table-cell>
          <table:table-cell table:style-name="ce10" table:formula="of:= (IF(ISNUMBER([.K17]*(1-[.O17]));[.K17]*(1-[.O17]);0) + IF(ISNUMBER([.P17]*(1-[.T17]));[.P17]*(1-[.T17]);0) + IF(ISNUMBER([.U17]*(1-[.Y17]));[.U17]*(1-[.Y17]);0) + IF(ISNUMBER([.Z17]*(1-[.AD17]));[.Z17]*(1-[.AD17]);0)) / (4 - (COUNTIF([.K17]; &quot;NA&quot;) + COUNTIF([.P17]; &quot;NA&quot;) + COUNTIF([.U17]; &quot;NA&quot;)+ COUNTIF([.Z17]; &quot;NA&quot;) ))" office:value-type="float" office:value="5.5" calcext:value-type="float">
            <text:p>5,5</text:p>
          </table:table-cell>
          <table:table-cell table:formula="of:=AVERAGE([.N17];[.S17];[.X17];[.AC17])" office:value-type="float" office:value="0.710666650533676" calcext:value-type="float">
            <text:p>0,710666650533676</text:p>
          </table:table-cell>
          <table:table-cell table:formula="of:=AVERAGE([.AB17];[.W17];[.R17];[.M17])" office:value-type="float" office:value="0.289333349466324" calcext:value-type="float">
            <text:p>0,289333349466324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89</text:p>
          </table:table-cell>
          <table:table-cell office:value-type="float" office:value="0.0250000009934107" calcext:value-type="float">
            <text:p>0,0250000009934107</text:p>
          </table:table-cell>
          <table:table-cell office:value-type="float" office:value="0.974999999006589" calcext:value-type="float">
            <text:p>0,974999999006589</text:p>
          </table:table-cell>
          <table:table-cell table:style-name="ce10" table:formula="of:=1-([.M18]+[.N18]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0233333359162013" calcext:value-type="float">
            <text:p>0,0233333359162013</text:p>
          </table:table-cell>
          <table:table-cell office:value-type="float" office:value="0.976666664083799" calcext:value-type="float">
            <text:p>0,976666664083799</text:p>
          </table:table-cell>
          <table:table-cell table:style-name="ce10" table:formula="of:=1-([.R18]+[.S18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3</text:p>
          </table:table-cell>
          <table:table-cell table:style-name="ce10" table:formula="of:= (IF(ISNUMBER([.K18]*(1-[.O18]));[.K18]*(1-[.O18]);0) + IF(ISNUMBER([.P18]*(1-[.T18]));[.P18]*(1-[.T18]);0) + IF(ISNUMBER([.U18]*(1-[.Y18]));[.U18]*(1-[.Y18]);0) + IF(ISNUMBER([.Z18]*(1-[.AD18]));[.Z18]*(1-[.AD18]);0)) / (4 - (COUNTIF([.K18]; &quot;NA&quot;) + COUNTIF([.P18]; &quot;NA&quot;) + COUNTIF([.U18]; &quot;NA&quot;)+ COUNTIF([.Z18]; &quot;NA&quot;) ))" office:value-type="float" office:value="12" calcext:value-type="float">
            <text:p>12</text:p>
          </table:table-cell>
          <table:table-cell table:formula="of:=AVERAGE([.N18];[.S18];[.X18];[.AC18])" office:value-type="float" office:value="0.975833331545194" calcext:value-type="float">
            <text:p>0,975833331545194</text:p>
          </table:table-cell>
          <table:table-cell table:formula="of:=AVERAGE([.AB18];[.W18];[.R18];[.M18])" office:value-type="float" office:value="0.024166668454806" calcext:value-type="float">
            <text:p>0,02416666845480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8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0933333306262891" calcext:value-type="float">
            <text:p>0,0933333306262891</text:p>
          </table:table-cell>
          <table:table-cell office:value-type="float" office:value="0.906666668752829" calcext:value-type="float">
            <text:p>0,906666668752829</text:p>
          </table:table-cell>
          <table:table-cell table:style-name="ce10" table:formula="of:=1-([.M19]+[.N19])" office:value-type="float" office:value="0.000000000620881790425187" calcext:value-type="float">
            <text:p>6,20881790425187E-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0.98</text:p>
          </table:table-cell>
          <table:table-cell office:value-type="float" office:value="0.0750000023593505" calcext:value-type="float">
            <text:p>0,0750000023593505</text:p>
          </table:table-cell>
          <table:table-cell office:value-type="float" office:value="0.924999997019768" calcext:value-type="float">
            <text:p>0,924999997019768</text:p>
          </table:table-cell>
          <table:table-cell table:style-name="ce10" table:formula="of:=1-([.R19]+[.S19])" office:value-type="float" office:value="0.000000000620881679402885" calcext:value-type="float">
            <text:p>6,20881679402885E-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0.95</text:p>
          </table:table-cell>
          <table:table-cell table:style-name="ce10" table:formula="of:= (IF(ISNUMBER([.K19]*(1-[.O19]));[.K19]*(1-[.O19]);0) + IF(ISNUMBER([.P19]*(1-[.T19]));[.P19]*(1-[.T19]);0) + IF(ISNUMBER([.U19]*(1-[.Y19]));[.U19]*(1-[.Y19]);0) + IF(ISNUMBER([.Z19]*(1-[.AD19]));[.Z19]*(1-[.AD19]);0)) / (4 - (COUNTIF([.K19]; &quot;NA&quot;) + COUNTIF([.P19]; &quot;NA&quot;) + COUNTIF([.U19]; &quot;NA&quot;)+ COUNTIF([.Z19]; &quot;NA&quot;) ))" office:value-type="float" office:value="23.9999999850988" calcext:value-type="float">
            <text:p>23,9999999850988</text:p>
          </table:table-cell>
          <table:table-cell table:formula="of:=AVERAGE([.N19];[.S19];[.X19];[.AC19])" office:value-type="float" office:value="0.915833332886298" calcext:value-type="float">
            <text:p>0,915833332886298</text:p>
          </table:table-cell>
          <table:table-cell table:formula="of:=AVERAGE([.AB19];[.W19];[.R19];[.M19])" office:value-type="float" office:value="0.0841666664928198" calcext:value-type="float">
            <text:p>0,0841666664928198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19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BILOBAR-ONE</text:p>
          </table:table-cell>
          <table:table-cell table:style-name="ce10" office:value-type="string" calcext:value-type="string">
            <text:p>BILOBAR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8</text:p>
          </table:table-cell>
          <table:table-cell office:value-type="float" office:value="0.119166667262713" calcext:value-type="float">
            <text:p>0,119166667262713</text:p>
          </table:table-cell>
          <table:table-cell office:value-type="float" office:value="0.880833332737287" calcext:value-type="float">
            <text:p>0,880833332737287</text:p>
          </table:table-cell>
          <table:table-cell table:style-name="ce10" table:formula="of:=1-([.M20]+[.N20])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0.87</text:p>
          </table:table-cell>
          <table:table-cell office:value-type="float" office:value="0.0876923020069416" calcext:value-type="float">
            <text:p>0,0876923020069416</text:p>
          </table:table-cell>
          <table:table-cell office:value-type="float" office:value="0.912307697993058" calcext:value-type="float">
            <text:p>0,912307697993058</text:p>
          </table:table-cell>
          <table:table-cell table:style-name="ce10" table:formula="of:=1-([.R20]+[.S20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0.84</text:p>
          </table:table-cell>
          <table:table-cell table:style-name="ce10" table:formula="of:= (IF(ISNUMBER([.K20]*(1-[.O20]));[.K20]*(1-[.O20]);0) + IF(ISNUMBER([.P20]*(1-[.T20]));[.P20]*(1-[.T20]);0) + IF(ISNUMBER([.U20]*(1-[.Y20]));[.U20]*(1-[.Y20]);0) + IF(ISNUMBER([.Z20]*(1-[.AD20]));[.Z20]*(1-[.AD20]);0)) / (4 - (COUNTIF([.K20]; &quot;NA&quot;) + COUNTIF([.P20]; &quot;NA&quot;) + COUNTIF([.U20]; &quot;NA&quot;)+ COUNTIF([.Z20]; &quot;NA&quot;) ))" office:value-type="float" office:value="12.5" calcext:value-type="float">
            <text:p>12,5</text:p>
          </table:table-cell>
          <table:table-cell table:formula="of:=AVERAGE([.N20];[.S20];[.X20];[.AC20])" office:value-type="float" office:value="0.896570515365173" calcext:value-type="float">
            <text:p>0,896570515365173</text:p>
          </table:table-cell>
          <table:table-cell table:formula="of:=AVERAGE([.AB20];[.W20];[.R20];[.M20])" office:value-type="float" office:value="0.103429484634827" calcext:value-type="float">
            <text:p>0,103429484634827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0.85</text:p>
          </table:table-cell>
          <table:table-cell office:value-type="float" office:value="0.26636359908364" calcext:value-type="float">
            <text:p>0,26636359908364</text:p>
          </table:table-cell>
          <table:table-cell office:value-type="float" office:value="0.73363640091636" calcext:value-type="float">
            <text:p>0,73363640091636</text:p>
          </table:table-cell>
          <table:table-cell table:style-name="ce10" table:formula="of:=1-([.M21]+[.N21])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0.88</text:p>
          </table:table-cell>
          <table:table-cell office:value-type="float" office:value="0.203636359084736" calcext:value-type="float">
            <text:p>0,203636359084736</text:p>
          </table:table-cell>
          <table:table-cell office:value-type="float" office:value="0.796363640915264" calcext:value-type="float">
            <text:p>0,796363640915264</text:p>
          </table:table-cell>
          <table:table-cell table:style-name="ce10" table:formula="of:=1-([.R21]+[.S21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0.87</text:p>
          </table:table-cell>
          <table:table-cell table:style-name="ce10" table:formula="of:= (IF(ISNUMBER([.K21]*(1-[.O21]));[.K21]*(1-[.O21]);0) + IF(ISNUMBER([.P21]*(1-[.T21]));[.P21]*(1-[.T21]);0) + IF(ISNUMBER([.U21]*(1-[.Y21]));[.U21]*(1-[.Y21]);0) + IF(ISNUMBER([.Z21]*(1-[.AD21]));[.Z21]*(1-[.AD21]);0)) / (4 - (COUNTIF([.K21]; &quot;NA&quot;) + COUNTIF([.P21]; &quot;NA&quot;) + COUNTIF([.U21]; &quot;NA&quot;)+ COUNTIF([.Z21]; &quot;NA&quot;) ))" office:value-type="float" office:value="11" calcext:value-type="float">
            <text:p>11</text:p>
          </table:table-cell>
          <table:table-cell table:formula="of:=AVERAGE([.N21];[.S21];[.X21];[.AC21])" office:value-type="float" office:value="0.765000020915812" calcext:value-type="float">
            <text:p>0,765000020915812</text:p>
          </table:table-cell>
          <table:table-cell table:formula="of:=AVERAGE([.AB21];[.W21];[.R21];[.M21])" office:value-type="float" office:value="0.234999979084188" calcext:value-type="float">
            <text:p>0,234999979084188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BROA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0.98</text:p>
          </table:table-cell>
          <table:table-cell office:value-type="float" office:value="0.0213793105092542" calcext:value-type="float">
            <text:p>0,0213793105092542</text:p>
          </table:table-cell>
          <table:table-cell office:value-type="float" office:value="0.978620689490746" calcext:value-type="float">
            <text:p>0,978620689490746</text:p>
          </table:table-cell>
          <table:table-cell table:style-name="ce10" table:formula="of:=1-([.M22]+[.N22])" office:value-type="float" office:value="0" calcext:value-type="float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0.9</text:p>
          </table:table-cell>
          <table:table-cell office:value-type="float" office:value="0.04038461125814" calcext:value-type="float">
            <text:p>0,04038461125814</text:p>
          </table:table-cell>
          <table:table-cell office:value-type="float" office:value="0.95961538874186" calcext:value-type="float">
            <text:p>0,95961538874186</text:p>
          </table:table-cell>
          <table:table-cell table:style-name="ce10" table:formula="of:=1-([.R22]+[.S22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27.5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22]*(1-[.O22]));[.K22]*(1-[.O22]);0) + IF(ISNUMBER([.P22]*(1-[.T22]));[.P22]*(1-[.T22]);0) + IF(ISNUMBER([.U22]*(1-[.Y22]));[.U22]*(1-[.Y22]);0) + IF(ISNUMBER([.Z22]*(1-[.AD22]));[.Z22]*(1-[.AD22]);0)) / (4 - (COUNTIF([.K22]; &quot;NA&quot;) + COUNTIF([.P22]; &quot;NA&quot;) + COUNTIF([.U22]; &quot;NA&quot;)+ COUNTIF([.Z22]; &quot;NA&quot;) ))" office:value-type="float" office:value="27.5" calcext:value-type="float">
            <text:p>27,5</text:p>
          </table:table-cell>
          <table:table-cell table:formula="of:=AVERAGE([.N22];[.S22];[.X22];[.AC22])" office:value-type="float" office:value="0.969118039116303" calcext:value-type="float">
            <text:p>0,969118039116303</text:p>
          </table:table-cell>
          <table:table-cell table:formula="of:=AVERAGE([.AB22];[.W22];[.R22];[.M22])" office:value-type="float" office:value="0.0308819608836971" calcext:value-type="float">
            <text:p>0,030881960883697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0.0816666508714358" calcext:value-type="float">
            <text:p>0,0816666508714358</text:p>
          </table:table-cell>
          <table:table-cell office:value-type="float" office:value="0.918333349128564" calcext:value-type="float">
            <text:p>0,918333349128564</text:p>
          </table:table-cell>
          <table:table-cell table:style-name="ce10" table:formula="of:=1-([.M23]+[.N23])" office:value-type="float" office:value="0" calcext:value-type="float">
            <text:p>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0.84</text:p>
          </table:table-cell>
          <table:table-cell office:value-type="float" office:value="0.016190474941617" calcext:value-type="float">
            <text:p>0,016190474941617</text:p>
          </table:table-cell>
          <table:table-cell office:value-type="float" office:value="0.983809525058383" calcext:value-type="float">
            <text:p>0,983809525058383</text:p>
          </table:table-cell>
          <table:table-cell table:style-name="ce10" table:formula="of:=1-([.R23]+[.S23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22.5</text:p>
          </table:table-cell>
          <table:table-cell table:style-name="ce10" office:value-type="string" calcext:value-type="string">
            <text:p>0.88</text:p>
          </table:table-cell>
          <table:table-cell table:style-name="ce10" table:formula="of:= (IF(ISNUMBER([.K23]*(1-[.O23]));[.K23]*(1-[.O23]);0) + IF(ISNUMBER([.P23]*(1-[.T23]));[.P23]*(1-[.T23]);0) + IF(ISNUMBER([.U23]*(1-[.Y23]));[.U23]*(1-[.Y23]);0) + IF(ISNUMBER([.Z23]*(1-[.AD23]));[.Z23]*(1-[.AD23]);0)) / (4 - (COUNTIF([.K23]; &quot;NA&quot;) + COUNTIF([.P23]; &quot;NA&quot;) + COUNTIF([.U23]; &quot;NA&quot;)+ COUNTIF([.Z23]; &quot;NA&quot;) ))" office:value-type="float" office:value="22.5" calcext:value-type="float">
            <text:p>22,5</text:p>
          </table:table-cell>
          <table:table-cell table:formula="of:=AVERAGE([.N23];[.S23];[.X23];[.AC23])" office:value-type="float" office:value="0.951071437093474" calcext:value-type="float">
            <text:p>0,951071437093474</text:p>
          </table:table-cell>
          <table:table-cell table:formula="of:=AVERAGE([.AB23];[.W23];[.R23];[.M23])" office:value-type="float" office:value="0.0489285629065264" calcext:value-type="float">
            <text:p>0,0489285629065264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0.93</text:p>
          </table:table-cell>
          <table:table-cell office:value-type="float" office:value="0.138947370805238" calcext:value-type="float">
            <text:p>0,138947370805238</text:p>
          </table:table-cell>
          <table:table-cell office:value-type="float" office:value="0.861052629194762" calcext:value-type="float">
            <text:p>0,861052629194762</text:p>
          </table:table-cell>
          <table:table-cell table:style-name="ce10" table:formula="of:=1-([.M25]+[.N25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0.93</text:p>
          </table:table-cell>
          <table:table-cell table:style-name="ce10" table:formula="of:= (IF(ISNUMBER([.K25]*(1-[.O25]));[.K25]*(1-[.O25]);0) + IF(ISNUMBER([.P25]*(1-[.T25]));[.P25]*(1-[.T25]);0) + IF(ISNUMBER([.U25]*(1-[.Y25]));[.U25]*(1-[.Y25]);0) + IF(ISNUMBER([.Z25]*(1-[.AD25]));[.Z25]*(1-[.AD25]);0)) / (4 - (COUNTIF([.K25]; &quot;NA&quot;) + COUNTIF([.P25]; &quot;NA&quot;) + COUNTIF([.U25]; &quot;NA&quot;)+ COUNTIF([.Z25]; &quot;NA&quot;) ))" office:value-type="float" office:value="19" calcext:value-type="float">
            <text:p>19</text:p>
          </table:table-cell>
          <table:table-cell table:formula="of:=AVERAGE([.N25];[.S25];[.X25];[.AC25])" office:value-type="float" office:value="0.861052629194762" calcext:value-type="float">
            <text:p>0,861052629194762</text:p>
          </table:table-cell>
          <table:table-cell table:formula="of:=AVERAGE([.AB25];[.W25];[.R25];[.M25])" office:value-type="float" office:value="0.138947370805238" calcext:value-type="float">
            <text:p>0,138947370805238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6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0.874999856948853" calcext:value-type="float">
            <text:p>0,874999856948853</text:p>
          </table:table-cell>
          <table:table-cell office:value-type="float" office:value="0.125000143051147" calcext:value-type="float">
            <text:p>0,125000143051147</text:p>
          </table:table-cell>
          <table:table-cell table:style-name="ce10" table:formula="of:=1-([.M27]+[.N27])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.84</text:p>
          </table:table-cell>
          <table:table-cell office:value-type="float" office:value="0.792499870061874" calcext:value-type="float">
            <text:p>0,792499870061874</text:p>
          </table:table-cell>
          <table:table-cell office:value-type="float" office:value="0.207500129938126" calcext:value-type="float">
            <text:p>0,207500129938126</text:p>
          </table:table-cell>
          <table:table-cell table:style-name="ce10" table:formula="of:=1-([.R27]+[.S27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0.88</text:p>
          </table:table-cell>
          <table:table-cell table:style-name="ce10" table:formula="of:= (IF(ISNUMBER([.K27]*(1-[.O27]));[.K27]*(1-[.O27]);0) + IF(ISNUMBER([.P27]*(1-[.T27]));[.P27]*(1-[.T27]);0) + IF(ISNUMBER([.U27]*(1-[.Y27]));[.U27]*(1-[.Y27]);0) + IF(ISNUMBER([.Z27]*(1-[.AD27]));[.Z27]*(1-[.AD27]);0)) / (4 - (COUNTIF([.K27]; &quot;NA&quot;) + COUNTIF([.P27]; &quot;NA&quot;) + COUNTIF([.U27]; &quot;NA&quot;)+ COUNTIF([.Z27]; &quot;NA&quot;) ))" office:value-type="float" office:value="9" calcext:value-type="float">
            <text:p>9</text:p>
          </table:table-cell>
          <table:table-cell table:formula="of:=AVERAGE([.N27];[.S27];[.X27];[.AC27])" office:value-type="float" office:value="0.166250136494637" calcext:value-type="float">
            <text:p>0,166250136494637</text:p>
          </table:table-cell>
          <table:table-cell table:formula="of:=AVERAGE([.AB27];[.W27];[.R27];[.M27])" office:value-type="float" office:value="0.833749863505364" calcext:value-type="float">
            <text:p>0,833749863505364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803225528809332" calcext:value-type="float">
            <text:p>0,803225528809332</text:p>
          </table:table-cell>
          <table:table-cell office:value-type="float" office:value="0.196774471190668" calcext:value-type="float">
            <text:p>0,196774471190668</text:p>
          </table:table-cell>
          <table:table-cell table:style-name="ce10" table:formula="of:=1-([.M28]+[.N28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 (IF(ISNUMBER([.K28]*(1-[.O28]));[.K28]*(1-[.O28]);0) + IF(ISNUMBER([.P28]*(1-[.T28]));[.P28]*(1-[.T28]);0) + IF(ISNUMBER([.U28]*(1-[.Y28]));[.U28]*(1-[.Y28]);0) + IF(ISNUMBER([.Z28]*(1-[.AD28]));[.Z28]*(1-[.AD28]);0)) / (4 - (COUNTIF([.K28]; &quot;NA&quot;) + COUNTIF([.P28]; &quot;NA&quot;) + COUNTIF([.U28]; &quot;NA&quot;)+ COUNTIF([.Z28]; &quot;NA&quot;) ))" office:value-type="float" office:value="31" calcext:value-type="float">
            <text:p>31</text:p>
          </table:table-cell>
          <table:table-cell table:formula="of:=AVERAGE([.N28];[.S28];[.X28];[.AC28])" office:value-type="float" office:value="0.196774471190668" calcext:value-type="float">
            <text:p>0,196774471190668</text:p>
          </table:table-cell>
          <table:table-cell table:formula="of:=AVERAGE([.AB28];[.W28];[.R28];[.M28])" office:value-type="float" office:value="0.803225528809332" calcext:value-type="float">
            <text:p>0,803225528809332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686470347292283" calcext:value-type="float">
            <text:p>0,686470347292283</text:p>
          </table:table-cell>
          <table:table-cell office:value-type="float" office:value="0.313529652707717" calcext:value-type="float">
            <text:p>0,313529652707717</text:p>
          </table:table-cell>
          <table:table-cell table:style-name="ce10" table:formula="of:=1-([.M29]+[.N29])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612499713897705" calcext:value-type="float">
            <text:p>0,612499713897705</text:p>
          </table:table-cell>
          <table:table-cell office:value-type="float" office:value="0.387500286102295" calcext:value-type="float">
            <text:p>0,387500286102295</text:p>
          </table:table-cell>
          <table:table-cell table:style-name="ce10" table:formula="of:=1-([.R29]+[.S29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0.97</text:p>
          </table:table-cell>
          <table:table-cell table:style-name="ce10" table:formula="of:= (IF(ISNUMBER([.K29]*(1-[.O29]));[.K29]*(1-[.O29]);0) + IF(ISNUMBER([.P29]*(1-[.T29]));[.P29]*(1-[.T29]);0) + IF(ISNUMBER([.U29]*(1-[.Y29]));[.U29]*(1-[.Y29]);0) + IF(ISNUMBER([.Z29]*(1-[.AD29]));[.Z29]*(1-[.AD29]);0)) / (4 - (COUNTIF([.K29]; &quot;NA&quot;) + COUNTIF([.P29]; &quot;NA&quot;) + COUNTIF([.U29]; &quot;NA&quot;)+ COUNTIF([.Z29]; &quot;NA&quot;) ))" office:value-type="float" office:value="14.5" calcext:value-type="float">
            <text:p>14,5</text:p>
          </table:table-cell>
          <table:table-cell table:formula="of:=AVERAGE([.N29];[.S29];[.X29];[.AC29])" office:value-type="float" office:value="0.350514969405006" calcext:value-type="float">
            <text:p>0,350514969405006</text:p>
          </table:table-cell>
          <table:table-cell table:formula="of:=AVERAGE([.AB29];[.W29];[.R29];[.M29])" office:value-type="float" office:value="0.649485030594994" calcext:value-type="float">
            <text:p>0,649485030594994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29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BILOBAR-BROAD</text:p>
          </table:table-cell>
          <table:table-cell table:style-name="ce10" office:value-type="string" calcext:value-type="string">
            <text:p>BILOBAR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683809232144129" calcext:value-type="float">
            <text:p>0,683809232144129</text:p>
          </table:table-cell>
          <table:table-cell office:value-type="float" office:value="0.316190767855871" calcext:value-type="float">
            <text:p>0,316190767855871</text:p>
          </table:table-cell>
          <table:table-cell table:style-name="ce10" table:formula="of:=1-([.M30]+[.N30])" office:value-type="float" office:value="0" calcext:value-type="float">
            <text:p>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68263126047034" calcext:value-type="float">
            <text:p>0,68263126047034</text:p>
          </table:table-cell>
          <table:table-cell office:value-type="float" office:value="0.31736873952966" calcext:value-type="float">
            <text:p>0,31736873952966</text:p>
          </table:table-cell>
          <table:table-cell table:style-name="ce10" table:formula="of:=1-([.R30]+[.S30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30]*(1-[.O30]));[.K30]*(1-[.O30]);0) + IF(ISNUMBER([.P30]*(1-[.T30]));[.P30]*(1-[.T30]);0) + IF(ISNUMBER([.U30]*(1-[.Y30]));[.U30]*(1-[.Y30]);0) + IF(ISNUMBER([.Z30]*(1-[.AD30]));[.Z30]*(1-[.AD30]);0)) / (4 - (COUNTIF([.K30]; &quot;NA&quot;) + COUNTIF([.P30]; &quot;NA&quot;) + COUNTIF([.U30]; &quot;NA&quot;)+ COUNTIF([.Z30]; &quot;NA&quot;) ))" office:value-type="float" office:value="40" calcext:value-type="float">
            <text:p>40</text:p>
          </table:table-cell>
          <table:table-cell table:formula="of:=AVERAGE([.N30];[.S30];[.X30];[.AC30])" office:value-type="float" office:value="0.316779753692766" calcext:value-type="float">
            <text:p>0,316779753692766</text:p>
          </table:table-cell>
          <table:table-cell table:formula="of:=AVERAGE([.AB30];[.W30];[.R30];[.M30])" office:value-type="float" office:value="0.683220246307235" calcext:value-type="float">
            <text:p>0,683220246307235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0.95</text:p>
          </table:table-cell>
          <table:table-cell office:value-type="float" office:value="0.623888610137834" calcext:value-type="float">
            <text:p>0,623888610137834</text:p>
          </table:table-cell>
          <table:table-cell office:value-type="float" office:value="0.376111389862167" calcext:value-type="float">
            <text:p>0,376111389862167</text:p>
          </table:table-cell>
          <table:table-cell table:style-name="ce10" table:formula="of:=1-([.M31]+[.N31])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0.86</text:p>
          </table:table-cell>
          <table:table-cell office:value-type="float" office:value="0.600666391849518" calcext:value-type="float">
            <text:p>0,600666391849518</text:p>
          </table:table-cell>
          <table:table-cell office:value-type="float" office:value="0.399333608150482" calcext:value-type="float">
            <text:p>0,399333608150482</text:p>
          </table:table-cell>
          <table:table-cell table:style-name="ce10" table:formula="of:=1-([.R31]+[.S31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0.91</text:p>
          </table:table-cell>
          <table:table-cell table:style-name="ce10" table:formula="of:= (IF(ISNUMBER([.K31]*(1-[.O31]));[.K31]*(1-[.O31]);0) + IF(ISNUMBER([.P31]*(1-[.T31]));[.P31]*(1-[.T31]);0) + IF(ISNUMBER([.U31]*(1-[.Y31]));[.U31]*(1-[.Y31]);0) + IF(ISNUMBER([.Z31]*(1-[.AD31]));[.Z31]*(1-[.AD31]);0)) / (4 - (COUNTIF([.K31]; &quot;NA&quot;) + COUNTIF([.P31]; &quot;NA&quot;) + COUNTIF([.U31]; &quot;NA&quot;)+ COUNTIF([.Z31]; &quot;NA&quot;) ))" office:value-type="float" office:value="33" calcext:value-type="float">
            <text:p>33</text:p>
          </table:table-cell>
          <table:table-cell table:formula="of:=AVERAGE([.N31];[.S31];[.X31];[.AC31])" office:value-type="float" office:value="0.387722499006325" calcext:value-type="float">
            <text:p>0,387722499006325</text:p>
          </table:table-cell>
          <table:table-cell table:formula="of:=AVERAGE([.AB31];[.W31];[.R31];[.M31])" office:value-type="float" office:value="0.612277500993676" calcext:value-type="float">
            <text:p>0,61227750099367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771249726414681" calcext:value-type="float">
            <text:p>0,771249726414681</text:p>
          </table:table-cell>
          <table:table-cell office:value-type="float" office:value="0.22875027358532" calcext:value-type="float">
            <text:p>0,22875027358532</text:p>
          </table:table-cell>
          <table:table-cell table:style-name="ce10" table:formula="of:=1-([.M36]+[.N36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36]*(1-[.O36]));[.K36]*(1-[.O36]);0) + IF(ISNUMBER([.P36]*(1-[.T36]));[.P36]*(1-[.T36]);0) + IF(ISNUMBER([.U36]*(1-[.Y36]));[.U36]*(1-[.Y36]);0) + IF(ISNUMBER([.Z36]*(1-[.AD36]));[.Z36]*(1-[.AD36]);0)) / (4 - (COUNTIF([.K36]; &quot;NA&quot;) + COUNTIF([.P36]; &quot;NA&quot;) + COUNTIF([.U36]; &quot;NA&quot;)+ COUNTIF([.Z36]; &quot;NA&quot;) ))" office:value-type="float" office:value="8" calcext:value-type="float">
            <text:p>8</text:p>
          </table:table-cell>
          <table:table-cell table:formula="of:=AVERAGE([.N36];[.S36];[.X36];[.AC36])" office:value-type="float" office:value="0.22875027358532" calcext:value-type="float">
            <text:p>0,22875027358532</text:p>
          </table:table-cell>
          <table:table-cell table:formula="of:=AVERAGE([.AB36];[.W36];[.R36];[.M36])" office:value-type="float" office:value="0.771249726414681" calcext:value-type="float">
            <text:p>0,77124972641468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737142733165196" calcext:value-type="float">
            <text:p>0,737142733165196</text:p>
          </table:table-cell>
          <table:table-cell office:value-type="float" office:value="0.262857266834804" calcext:value-type="float">
            <text:p>0,262857266834804</text:p>
          </table:table-cell>
          <table:table-cell table:style-name="ce10" table:formula="of:=1-([.M38]+[.N38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 (IF(ISNUMBER([.K38]*(1-[.O38]));[.K38]*(1-[.O38]);0) + IF(ISNUMBER([.P38]*(1-[.T38]));[.P38]*(1-[.T38]);0) + IF(ISNUMBER([.U38]*(1-[.Y38]));[.U38]*(1-[.Y38]);0) + IF(ISNUMBER([.Z38]*(1-[.AD38]));[.Z38]*(1-[.AD38]);0)) / (4 - (COUNTIF([.K38]; &quot;NA&quot;) + COUNTIF([.P38]; &quot;NA&quot;) + COUNTIF([.U38]; &quot;NA&quot;)+ COUNTIF([.Z38]; &quot;NA&quot;) ))" office:value-type="float" office:value="7" calcext:value-type="float">
            <text:p>7</text:p>
          </table:table-cell>
          <table:table-cell table:formula="of:=AVERAGE([.N38];[.S38];[.X38];[.AC38])" office:value-type="float" office:value="0.262857266834804" calcext:value-type="float">
            <text:p>0,262857266834804</text:p>
          </table:table-cell>
          <table:table-cell table:formula="of:=AVERAGE([.AB38];[.W38];[.R38];[.M38])" office:value-type="float" office:value="0.737142733165196" calcext:value-type="float">
            <text:p>0,73714273316519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8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0.98</text:p>
          </table:table-cell>
          <table:table-cell office:value-type="float" office:value="0.632856868562244" calcext:value-type="float">
            <text:p>0,632856868562244</text:p>
          </table:table-cell>
          <table:table-cell office:value-type="float" office:value="0.367143131437756" calcext:value-type="float">
            <text:p>0,367143131437756</text:p>
          </table:table-cell>
          <table:table-cell table:style-name="ce10" table:formula="of:=1-([.M39]+[.N39])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0.85</text:p>
          </table:table-cell>
          <table:table-cell office:value-type="float" office:value="0.651764420902028" calcext:value-type="float">
            <text:p>0,651764420902028</text:p>
          </table:table-cell>
          <table:table-cell office:value-type="float" office:value="0.348235579097972" calcext:value-type="float">
            <text:p>0,348235579097972</text:p>
          </table:table-cell>
          <table:table-cell table:style-name="ce10" table:formula="of:=1-([.R39]+[.S39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0.92</text:p>
          </table:table-cell>
          <table:table-cell table:style-name="ce10" table:formula="of:= (IF(ISNUMBER([.K39]*(1-[.O39]));[.K39]*(1-[.O39]);0) + IF(ISNUMBER([.P39]*(1-[.T39]));[.P39]*(1-[.T39]);0) + IF(ISNUMBER([.U39]*(1-[.Y39]));[.U39]*(1-[.Y39]);0) + IF(ISNUMBER([.Z39]*(1-[.AD39]));[.Z39]*(1-[.AD39]);0)) / (4 - (COUNTIF([.K39]; &quot;NA&quot;) + COUNTIF([.P39]; &quot;NA&quot;) + COUNTIF([.U39]; &quot;NA&quot;)+ COUNTIF([.Z39]; &quot;NA&quot;) ))" office:value-type="float" office:value="19" calcext:value-type="float">
            <text:p>19</text:p>
          </table:table-cell>
          <table:table-cell table:formula="of:=AVERAGE([.N39];[.S39];[.X39];[.AC39])" office:value-type="float" office:value="0.357689355267864" calcext:value-type="float">
            <text:p>0,357689355267864</text:p>
          </table:table-cell>
          <table:table-cell table:formula="of:=AVERAGE([.AB39];[.W39];[.R39];[.M39])" office:value-type="float" office:value="0.642310644732136" calcext:value-type="float">
            <text:p>0,64231064473213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3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2000060081482" calcext:value-type="float">
            <text:p>0,812000060081482</text:p>
          </table:table-cell>
          <table:table-cell table:style-name="ce10" table:formula="of:=1-([.M40]+[.N40])" office:value-type="float" office:value="0.187999939918518" calcext:value-type="float">
            <text:p>0,187999939918518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 (IF(ISNUMBER([.K40]*(1-[.O40]));[.K40]*(1-[.O40]);0) + IF(ISNUMBER([.P40]*(1-[.T40]));[.P40]*(1-[.T40]);0) + IF(ISNUMBER([.U40]*(1-[.Y40]));[.U40]*(1-[.Y40]);0) + IF(ISNUMBER([.Z40]*(1-[.AD40]));[.Z40]*(1-[.AD40]);0)) / (4 - (COUNTIF([.K40]; &quot;NA&quot;) + COUNTIF([.P40]; &quot;NA&quot;) + COUNTIF([.U40]; &quot;NA&quot;)+ COUNTIF([.Z40]; &quot;NA&quot;) ))" office:value-type="float" office:value="4.06000030040741" calcext:value-type="float">
            <text:p>4,06000030040741</text:p>
          </table:table-cell>
          <table:table-cell table:formula="of:=AVERAGE([.N40];[.S40];[.X40];[.AC40])" office:value-type="float" office:value="0.812000060081482" calcext:value-type="float">
            <text:p>0,812000060081482</text:p>
          </table:table-cell>
          <table:table-cell table:formula="of:=AVERAGE([.AB40];[.W40];[.R40];[.M40])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4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54062482342124" calcext:value-type="float">
            <text:p>0,54062482342124</text:p>
          </table:table-cell>
          <table:table-cell office:value-type="float" office:value="0.45937517657876" calcext:value-type="float">
            <text:p>0,45937517657876</text:p>
          </table:table-cell>
          <table:table-cell table:style-name="ce10" table:formula="of:=1-([.M41]+[.N41])" office:value-type="float" office:value="0" calcext:value-type="float">
            <text:p>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439999878406525" calcext:value-type="float">
            <text:p>0,439999878406525</text:p>
          </table:table-cell>
          <table:table-cell office:value-type="float" office:value="0.560000121593475" calcext:value-type="float">
            <text:p>0,560000121593475</text:p>
          </table:table-cell>
          <table:table-cell table:style-name="ce10" table:formula="of:=1-([.R41]+[.S41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6.5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41]*(1-[.O41]));[.K41]*(1-[.O41]);0) + IF(ISNUMBER([.P41]*(1-[.T41]));[.P41]*(1-[.T41]);0) + IF(ISNUMBER([.U41]*(1-[.Y41]));[.U41]*(1-[.Y41]);0) + IF(ISNUMBER([.Z41]*(1-[.AD41]));[.Z41]*(1-[.AD41]);0)) / (4 - (COUNTIF([.K41]; &quot;NA&quot;) + COUNTIF([.P41]; &quot;NA&quot;) + COUNTIF([.U41]; &quot;NA&quot;)+ COUNTIF([.Z41]; &quot;NA&quot;) ))" office:value-type="float" office:value="16.5" calcext:value-type="float">
            <text:p>16,5</text:p>
          </table:table-cell>
          <table:table-cell table:formula="of:=AVERAGE([.N41];[.S41];[.X41];[.AC41])" office:value-type="float" office:value="0.509687649086118" calcext:value-type="float">
            <text:p>0,509687649086118</text:p>
          </table:table-cell>
          <table:table-cell table:formula="of:=AVERAGE([.AB41];[.W41];[.R41];[.M41])" office:value-type="float" office:value="0.490312350913883" calcext:value-type="float">
            <text:p>0,490312350913883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4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M42]+[.N42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0.86</text:p>
          </table:table-cell>
          <table:table-cell table:style-name="ce10" table:formula="of:= (IF(ISNUMBER([.K42]*(1-[.O42]));[.K42]*(1-[.O42]);0) + IF(ISNUMBER([.P42]*(1-[.T42]));[.P42]*(1-[.T42]);0) + IF(ISNUMBER([.U42]*(1-[.Y42]));[.U42]*(1-[.Y42]);0) + IF(ISNUMBER([.Z42]*(1-[.AD42]));[.Z42]*(1-[.AD42]);0)) / (4 - (COUNTIF([.K42]; &quot;NA&quot;) + COUNTIF([.P42]; &quot;NA&quot;) + COUNTIF([.U42]; &quot;NA&quot;)+ COUNTIF([.Z42]; &quot;NA&quot;) ))" office:value-type="float" office:value="6" calcext:value-type="float">
            <text:p>6</text:p>
          </table:table-cell>
          <table:table-cell table:formula="of:=AVERAGE([.N42];[.S42];[.X42];[.AC42])" office:value-type="float" office:value="0" calcext:value-type="float">
            <text:p>0</text:p>
          </table:table-cell>
          <table:table-cell table:formula="of:=AVERAGE([.AB42];[.W42];[.R42];[.M42])" office:value-type="float" office:value="1" calcext:value-type="float">
            <text:p>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4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586666492621104" calcext:value-type="float">
            <text:p>0,586666492621104</text:p>
          </table:table-cell>
          <table:table-cell office:value-type="float" office:value="0.413333507378896" calcext:value-type="float">
            <text:p>0,413333507378896</text:p>
          </table:table-cell>
          <table:table-cell table:style-name="ce10" table:formula="of:=1-([.M43]+[.N43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0.95</text:p>
          </table:table-cell>
          <table:table-cell table:style-name="ce10" table:formula="of:= (IF(ISNUMBER([.K43]*(1-[.O43]));[.K43]*(1-[.O43]);0) + IF(ISNUMBER([.P43]*(1-[.T43]));[.P43]*(1-[.T43]);0) + IF(ISNUMBER([.U43]*(1-[.Y43]));[.U43]*(1-[.Y43]);0) + IF(ISNUMBER([.Z43]*(1-[.AD43]));[.Z43]*(1-[.AD43]);0)) / (4 - (COUNTIF([.K43]; &quot;NA&quot;) + COUNTIF([.P43]; &quot;NA&quot;) + COUNTIF([.U43]; &quot;NA&quot;)+ COUNTIF([.Z43]; &quot;NA&quot;) ))" office:value-type="float" office:value="15" calcext:value-type="float">
            <text:p>15</text:p>
          </table:table-cell>
          <table:table-cell table:formula="of:=AVERAGE([.N43];[.S43];[.X43];[.AC43])" office:value-type="float" office:value="0.413333507378896" calcext:value-type="float">
            <text:p>0,413333507378896</text:p>
          </table:table-cell>
          <table:table-cell table:formula="of:=AVERAGE([.AB43];[.W43];[.R43];[.M43])" office:value-type="float" office:value="0.586666492621104" calcext:value-type="float">
            <text:p>0,586666492621104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4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677368245626751" calcext:value-type="float">
            <text:p>0,677368245626751</text:p>
          </table:table-cell>
          <table:table-cell office:value-type="float" office:value="0.322631754373249" calcext:value-type="float">
            <text:p>0,322631754373249</text:p>
          </table:table-cell>
          <table:table-cell table:style-name="ce10" table:formula="of:=1-([.M44]+[.N44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44]*(1-[.O44]));[.K44]*(1-[.O44]);0) + IF(ISNUMBER([.P44]*(1-[.T44]));[.P44]*(1-[.T44]);0) + IF(ISNUMBER([.U44]*(1-[.Y44]));[.U44]*(1-[.Y44]);0) + IF(ISNUMBER([.Z44]*(1-[.AD44]));[.Z44]*(1-[.AD44]);0)) / (4 - (COUNTIF([.K44]; &quot;NA&quot;) + COUNTIF([.P44]; &quot;NA&quot;) + COUNTIF([.U44]; &quot;NA&quot;)+ COUNTIF([.Z44]; &quot;NA&quot;) ))" office:value-type="float" office:value="19" calcext:value-type="float">
            <text:p>19</text:p>
          </table:table-cell>
          <table:table-cell table:formula="of:=AVERAGE([.N44];[.S44];[.X44];[.AC44])" office:value-type="float" office:value="0.322631754373249" calcext:value-type="float">
            <text:p>0,322631754373249</text:p>
          </table:table-cell>
          <table:table-cell table:formula="of:=AVERAGE([.AB44];[.W44];[.R44];[.M44])" office:value-type="float" office:value="0.677368245626751" calcext:value-type="float">
            <text:p>0,67736824562675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4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67039971113205" calcext:value-type="float">
            <text:p>0,67039971113205</text:p>
          </table:table-cell>
          <table:table-cell office:value-type="float" office:value="0.32960028886795" calcext:value-type="float">
            <text:p>0,32960028886795</text:p>
          </table:table-cell>
          <table:table-cell table:style-name="ce10" table:formula="of:=1-([.M45]+[.N45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45]*(1-[.O45]));[.K45]*(1-[.O45]);0) + IF(ISNUMBER([.P45]*(1-[.T45]));[.P45]*(1-[.T45]);0) + IF(ISNUMBER([.U45]*(1-[.Y45]));[.U45]*(1-[.Y45]);0) + IF(ISNUMBER([.Z45]*(1-[.AD45]));[.Z45]*(1-[.AD45]);0)) / (4 - (COUNTIF([.K45]; &quot;NA&quot;) + COUNTIF([.P45]; &quot;NA&quot;) + COUNTIF([.U45]; &quot;NA&quot;)+ COUNTIF([.Z45]; &quot;NA&quot;) ))" office:value-type="float" office:value="25" calcext:value-type="float">
            <text:p>25</text:p>
          </table:table-cell>
          <table:table-cell table:formula="of:=AVERAGE([.N45];[.S45];[.X45];[.AC45])" office:value-type="float" office:value="0.32960028886795" calcext:value-type="float">
            <text:p>0,32960028886795</text:p>
          </table:table-cell>
          <table:table-cell table:formula="of:=AVERAGE([.AB45];[.W45];[.R45];[.M45])" office:value-type="float" office:value="0.67039971113205" calcext:value-type="float">
            <text:p>0,67039971113205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CTRL04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number-columns-repeated="2" table:style-name="ce10" office:value-type="string" calcext:value-type="string">
            <text:p>CTR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628536331944349" calcext:value-type="float">
            <text:p>0,628536331944349</text:p>
          </table:table-cell>
          <table:table-cell office:value-type="float" office:value="0.371463668055651" calcext:value-type="float">
            <text:p>0,371463668055651</text:p>
          </table:table-cell>
          <table:table-cell table:style-name="ce10" table:formula="of:=1-([.M46]+[.N46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46]*(1-[.O46]));[.K46]*(1-[.O46]);0) + IF(ISNUMBER([.P46]*(1-[.T46]));[.P46]*(1-[.T46]);0) + IF(ISNUMBER([.U46]*(1-[.Y46]));[.U46]*(1-[.Y46]);0) + IF(ISNUMBER([.Z46]*(1-[.AD46]));[.Z46]*(1-[.AD46]);0)) / (4 - (COUNTIF([.K46]; &quot;NA&quot;) + COUNTIF([.P46]; &quot;NA&quot;) + COUNTIF([.U46]; &quot;NA&quot;)+ COUNTIF([.Z46]; &quot;NA&quot;) ))" office:value-type="float" office:value="41" calcext:value-type="float">
            <text:p>41</text:p>
          </table:table-cell>
          <table:table-cell table:formula="of:=AVERAGE([.N46];[.S46];[.X46];[.AC46])" office:value-type="float" office:value="0.371463668055651" calcext:value-type="float">
            <text:p>0,371463668055651</text:p>
          </table:table-cell>
          <table:table-cell table:formula="of:=AVERAGE([.AB46];[.W46];[.R46];[.M46])" office:value-type="float" office:value="0.628536331944349" calcext:value-type="float">
            <text:p>0,628536331944349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1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2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0.9</text:p>
          </table:table-cell>
          <table:table-cell office:value-type="float" office:value="0.80444437596533" calcext:value-type="float">
            <text:p>0,80444437596533</text:p>
          </table:table-cell>
          <table:table-cell office:value-type="float" office:value="0.19555562403467" calcext:value-type="float">
            <text:p>0,19555562403467</text:p>
          </table:table-cell>
          <table:table-cell table:style-name="ce10" table:formula="of:=1-([.M48]+[.N48])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0.9</text:p>
          </table:table-cell>
          <table:table-cell office:value-type="float" office:value="0.872142838580268" calcext:value-type="float">
            <text:p>0,872142838580268</text:p>
          </table:table-cell>
          <table:table-cell office:value-type="float" office:value="0.127857161419732" calcext:value-type="float">
            <text:p>0,127857161419732</text:p>
          </table:table-cell>
          <table:table-cell table:style-name="ce10" table:formula="of:=1-([.R48]+[.S48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9</text:p>
          </table:table-cell>
          <table:table-cell table:style-name="ce10" table:formula="of:= (IF(ISNUMBER([.K48]*(1-[.O48]));[.K48]*(1-[.O48]);0) + IF(ISNUMBER([.P48]*(1-[.T48]));[.P48]*(1-[.T48]);0) + IF(ISNUMBER([.U48]*(1-[.Y48]));[.U48]*(1-[.Y48]);0) + IF(ISNUMBER([.Z48]*(1-[.AD48]));[.Z48]*(1-[.AD48]);0)) / (4 - (COUNTIF([.K48]; &quot;NA&quot;) + COUNTIF([.P48]; &quot;NA&quot;) + COUNTIF([.U48]; &quot;NA&quot;)+ COUNTIF([.Z48]; &quot;NA&quot;) ))" office:value-type="float" office:value="16" calcext:value-type="float">
            <text:p>16</text:p>
          </table:table-cell>
          <table:table-cell table:formula="of:=AVERAGE([.N48];[.S48];[.X48];[.AC48])" office:value-type="float" office:value="0.161706392727201" calcext:value-type="float">
            <text:p>0,161706392727201</text:p>
          </table:table-cell>
          <table:table-cell table:formula="of:=AVERAGE([.AB48];[.W48];[.R48];[.M48])" office:value-type="float" office:value="0.838293607272799" calcext:value-type="float">
            <text:p>0,838293607272799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3</text:p>
          </table:table-cell>
          <table:table-cell table:number-columns-repeated="2" table:style-name="ce10" office:value-type="float" office:value="75" calcext:value-type="float">
            <text:p>7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ILIFORM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0.93</text:p>
          </table:table-cell>
          <table:table-cell office:value-type="float" office:value="0.418571323156357" calcext:value-type="float">
            <text:p>0,418571323156357</text:p>
          </table:table-cell>
          <table:table-cell office:value-type="float" office:value="0.581428681101118" calcext:value-type="float">
            <text:p>0,581428681101118</text:p>
          </table:table-cell>
          <table:table-cell table:style-name="ce10" table:formula="of:=1-([.M49]+[.N49])" office:value-type="float" office:value="-0.00000000425747459509296" calcext:value-type="float">
            <text:p>-4,25747459509296E-09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0.97</text:p>
          </table:table-cell>
          <table:table-cell table:style-name="ce10" table:formula="of:= (IF(ISNUMBER([.K49]*(1-[.O49]));[.K49]*(1-[.O49]);0) + IF(ISNUMBER([.P49]*(1-[.T49]));[.P49]*(1-[.T49]);0) + IF(ISNUMBER([.U49]*(1-[.Y49]));[.U49]*(1-[.Y49]);0) + IF(ISNUMBER([.Z49]*(1-[.AD49]));[.Z49]*(1-[.AD49]);0)) / (4 - (COUNTIF([.K49]; &quot;NA&quot;) + COUNTIF([.P49]; &quot;NA&quot;) + COUNTIF([.U49]; &quot;NA&quot;)+ COUNTIF([.Z49]; &quot;NA&quot;) ))" office:value-type="float" office:value="7.00000002980232" calcext:value-type="float">
            <text:p>7,00000002980232</text:p>
          </table:table-cell>
          <table:table-cell table:formula="of:=AVERAGE([.N49];[.S49];[.X49];[.AC49])" office:value-type="float" office:value="0.581428681101118" calcext:value-type="float">
            <text:p>0,581428681101118</text:p>
          </table:table-cell>
          <table:table-cell table:formula="of:=AVERAGE([.AB49];[.W49];[.R49];[.M49])" office:value-type="float" office:value="0.418571323156357" calcext:value-type="float">
            <text:p>0,418571323156357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4</text:p>
          </table:table-cell>
          <table:table-cell table:number-columns-repeated="2" table:style-name="ce10" office:value-type="float" office:value="46" calcext:value-type="float">
            <text:p>4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BROA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0.89</text:p>
          </table:table-cell>
          <table:table-cell office:value-type="float" office:value="0.134333304564158" calcext:value-type="float">
            <text:p>0,134333304564158</text:p>
          </table:table-cell>
          <table:table-cell office:value-type="float" office:value="0.865666695435842" calcext:value-type="float">
            <text:p>0,865666695435842</text:p>
          </table:table-cell>
          <table:table-cell table:style-name="ce10" table:formula="of:=1-([.M50]+[.N50])" office:value-type="float" office:value="0" calcext:value-type="float">
            <text:p>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0382142812013626" calcext:value-type="float">
            <text:p>0,0382142812013626</text:p>
          </table:table-cell>
          <table:table-cell office:value-type="float" office:value="0.961785718798637" calcext:value-type="float">
            <text:p>0,961785718798637</text:p>
          </table:table-cell>
          <table:table-cell table:style-name="ce10" table:formula="of:=1-([.R50]+[.S50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0.91</text:p>
          </table:table-cell>
          <table:table-cell table:style-name="ce10" table:formula="of:= (IF(ISNUMBER([.K50]*(1-[.O50]));[.K50]*(1-[.O50]);0) + IF(ISNUMBER([.P50]*(1-[.T50]));[.P50]*(1-[.T50]);0) + IF(ISNUMBER([.U50]*(1-[.Y50]));[.U50]*(1-[.Y50]);0) + IF(ISNUMBER([.Z50]*(1-[.AD50]));[.Z50]*(1-[.AD50]);0)) / (4 - (COUNTIF([.K50]; &quot;NA&quot;) + COUNTIF([.P50]; &quot;NA&quot;) + COUNTIF([.U50]; &quot;NA&quot;)+ COUNTIF([.Z50]; &quot;NA&quot;) ))" office:value-type="float" office:value="29" calcext:value-type="float">
            <text:p>29</text:p>
          </table:table-cell>
          <table:table-cell table:formula="of:=AVERAGE([.N50];[.S50];[.X50];[.AC50])" office:value-type="float" office:value="0.913726207117239" calcext:value-type="float">
            <text:p>0,913726207117239</text:p>
          </table:table-cell>
          <table:table-cell table:formula="of:=AVERAGE([.AB50];[.W50];[.R50];[.M50])" office:value-type="float" office:value="0.0862737928827603" calcext:value-type="float">
            <text:p>0,0862737928827603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FILIFORM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M52]+[.N52])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R52]+[.S52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0.93</text:p>
          </table:table-cell>
          <table:table-cell table:style-name="ce10" table:formula="of:= (IF(ISNUMBER([.K52]*(1-[.O52]));[.K52]*(1-[.O52]);0) + IF(ISNUMBER([.P52]*(1-[.T52]));[.P52]*(1-[.T52]);0) + IF(ISNUMBER([.U52]*(1-[.Y52]));[.U52]*(1-[.Y52]);0) + IF(ISNUMBER([.Z52]*(1-[.AD52]));[.Z52]*(1-[.AD52]);0)) / (4 - (COUNTIF([.K52]; &quot;NA&quot;) + COUNTIF([.P52]; &quot;NA&quot;) + COUNTIF([.U52]; &quot;NA&quot;)+ COUNTIF([.Z52]; &quot;NA&quot;) ))" office:value-type="float" office:value="3" calcext:value-type="float">
            <text:p>3</text:p>
          </table:table-cell>
          <table:table-cell table:formula="of:=AVERAGE([.N52];[.S52];[.X52];[.AC52])" office:value-type="float" office:value="0" calcext:value-type="float">
            <text:p>0</text:p>
          </table:table-cell>
          <table:table-cell table:formula="of:=AVERAGE([.AB52];[.W52];[.R52];[.M52])" office:value-type="float" office:value="1" calcext:value-type="float">
            <text:p>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0.97</text:p>
          </table:table-cell>
          <table:table-cell office:value-type="float" office:value="0.0349999997350905" calcext:value-type="float">
            <text:p>0,0349999997350905</text:p>
          </table:table-cell>
          <table:table-cell office:value-type="float" office:value="0.96500000026491" calcext:value-type="float">
            <text:p>0,96500000026491</text:p>
          </table:table-cell>
          <table:table-cell table:style-name="ce10" table:formula="of:=1-([.M53]+[.N53])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1-([.R53]+[.S53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6.5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53]*(1-[.O53]));[.K53]*(1-[.O53]);0) + IF(ISNUMBER([.P53]*(1-[.T53]));[.P53]*(1-[.T53]);0) + IF(ISNUMBER([.U53]*(1-[.Y53]));[.U53]*(1-[.Y53]);0) + IF(ISNUMBER([.Z53]*(1-[.AD53]));[.Z53]*(1-[.AD53]);0)) / (4 - (COUNTIF([.K53]; &quot;NA&quot;) + COUNTIF([.P53]; &quot;NA&quot;) + COUNTIF([.U53]; &quot;NA&quot;)+ COUNTIF([.Z53]; &quot;NA&quot;) ))" office:value-type="float" office:value="16.5" calcext:value-type="float">
            <text:p>16,5</text:p>
          </table:table-cell>
          <table:table-cell table:formula="of:=AVERAGE([.N53];[.S53];[.X53];[.AC53])" office:value-type="float" office:value="0.982500000132455" calcext:value-type="float">
            <text:p>0,982500000132455</text:p>
          </table:table-cell>
          <table:table-cell table:formula="of:=AVERAGE([.AB53];[.W53];[.R53];[.M53])" office:value-type="float" office:value="0.0174999998675453" calcext:value-type="float">
            <text:p>0,0174999998675453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0.85</text:p>
          </table:table-cell>
          <table:table-cell office:value-type="float" office:value="0.421818062663078" calcext:value-type="float">
            <text:p>0,421818062663078</text:p>
          </table:table-cell>
          <table:table-cell office:value-type="float" office:value="0.578181944110177" calcext:value-type="float">
            <text:p>0,578181944110177</text:p>
          </table:table-cell>
          <table:table-cell table:style-name="ce10" table:formula="of:=1-([.M54]+[.N54])" office:value-type="float" office:value="-0.0000000067732550679267" calcext:value-type="float">
            <text:p>-6,7732550679267E-0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0.95</text:p>
          </table:table-cell>
          <table:table-cell office:value-type="float" office:value="0.468888812594944" calcext:value-type="float">
            <text:p>0,468888812594944</text:p>
          </table:table-cell>
          <table:table-cell office:value-type="float" office:value="0.531111187405057" calcext:value-type="float">
            <text:p>0,531111187405057</text:p>
          </table:table-cell>
          <table:table-cell table:style-name="ce10" table:formula="of:=1-([.R54]+[.S54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5.5</text:p>
          </table:table-cell>
          <table:table-cell table:style-name="ce10" office:value-type="string" calcext:value-type="string">
            <text:p>0.9</text:p>
          </table:table-cell>
          <table:table-cell table:style-name="ce10" table:formula="of:= (IF(ISNUMBER([.K54]*(1-[.O54]));[.K54]*(1-[.O54]);0) + IF(ISNUMBER([.P54]*(1-[.T54]));[.P54]*(1-[.T54]);0) + IF(ISNUMBER([.U54]*(1-[.Y54]));[.U54]*(1-[.Y54]);0) + IF(ISNUMBER([.Z54]*(1-[.AD54]));[.Z54]*(1-[.AD54]);0)) / (4 - (COUNTIF([.K54]; &quot;NA&quot;) + COUNTIF([.P54]; &quot;NA&quot;) + COUNTIF([.U54]; &quot;NA&quot;)+ COUNTIF([.Z54]; &quot;NA&quot;) ))" office:value-type="float" office:value="15.5000000745058" calcext:value-type="float">
            <text:p>15,5000000745058</text:p>
          </table:table-cell>
          <table:table-cell table:formula="of:=AVERAGE([.N54];[.S54];[.X54];[.AC54])" office:value-type="float" office:value="0.554646565757617" calcext:value-type="float">
            <text:p>0,554646565757617</text:p>
          </table:table-cell>
          <table:table-cell table:formula="of:=AVERAGE([.AB54];[.W54];[.R54];[.M54])" office:value-type="float" office:value="0.445353437629011" calcext:value-type="float">
            <text:p>0,44535343762901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0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BILOBAR-BROAD</text:p>
          </table:table-cell>
          <table:table-cell table:style-name="ce10" office:value-type="string" calcext:value-type="string">
            <text:p>BILOBAR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0.93</text:p>
          </table:table-cell>
          <table:table-cell office:value-type="float" office:value="0.0831707105403993" calcext:value-type="float">
            <text:p>0,0831707105403993</text:p>
          </table:table-cell>
          <table:table-cell office:value-type="float" office:value="0.916829289459601" calcext:value-type="float">
            <text:p>0,916829289459601</text:p>
          </table:table-cell>
          <table:table-cell table:style-name="ce10" table:formula="of:=1-([.M55]+[.N55])" office:value-type="float" office:value="0" calcext:value-type="float">
            <text:p>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0682978642747757" calcext:value-type="float">
            <text:p>0,0682978642747757</text:p>
          </table:table-cell>
          <table:table-cell office:value-type="float" office:value="0.931702135725224" calcext:value-type="float">
            <text:p>0,931702135725224</text:p>
          </table:table-cell>
          <table:table-cell table:style-name="ce10" table:formula="of:=1-([.R55]+[.S55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0.97</text:p>
          </table:table-cell>
          <table:table-cell table:style-name="ce10" table:formula="of:= (IF(ISNUMBER([.K55]*(1-[.O55]));[.K55]*(1-[.O55]);0) + IF(ISNUMBER([.P55]*(1-[.T55]));[.P55]*(1-[.T55]);0) + IF(ISNUMBER([.U55]*(1-[.Y55]));[.U55]*(1-[.Y55]);0) + IF(ISNUMBER([.Z55]*(1-[.AD55]));[.Z55]*(1-[.AD55]);0)) / (4 - (COUNTIF([.K55]; &quot;NA&quot;) + COUNTIF([.P55]; &quot;NA&quot;) + COUNTIF([.U55]; &quot;NA&quot;)+ COUNTIF([.Z55]; &quot;NA&quot;) ))" office:value-type="float" office:value="44" calcext:value-type="float">
            <text:p>44</text:p>
          </table:table-cell>
          <table:table-cell table:formula="of:=AVERAGE([.N55];[.S55];[.X55];[.AC55])" office:value-type="float" office:value="0.924265712592413" calcext:value-type="float">
            <text:p>0,924265712592413</text:p>
          </table:table-cell>
          <table:table-cell table:formula="of:=AVERAGE([.AB55];[.W55];[.R55];[.M55])" office:value-type="float" office:value="0.0757342874075875" calcext:value-type="float">
            <text:p>0,0757342874075875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0.86</text:p>
          </table:table-cell>
          <table:table-cell office:value-type="float" office:value="0.146315775419536" calcext:value-type="float">
            <text:p>0,146315775419536</text:p>
          </table:table-cell>
          <table:table-cell office:value-type="float" office:value="0.853684224580464" calcext:value-type="float">
            <text:p>0,853684224580464</text:p>
          </table:table-cell>
          <table:table-cell table:style-name="ce10" table:formula="of:=1-([.M56]+[.N56])" office:value-type="float" office:value="0" calcext:value-type="float">
            <text:p>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0.82</text:p>
          </table:table-cell>
          <table:table-cell office:value-type="float" office:value="0.0891304340051568" calcext:value-type="float">
            <text:p>0,0891304340051568</text:p>
          </table:table-cell>
          <table:table-cell office:value-type="float" office:value="0.910869567290596" calcext:value-type="float">
            <text:p>0,910869567290596</text:p>
          </table:table-cell>
          <table:table-cell table:style-name="ce10" table:formula="of:=1-([.R56]+[.S56])" office:value-type="float" office:value="-0.00000000129575306040408" calcext:value-type="float">
            <text:p>-1,29575306040408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0.84</text:p>
          </table:table-cell>
          <table:table-cell table:style-name="ce10" table:formula="of:= (IF(ISNUMBER([.K56]*(1-[.O56]));[.K56]*(1-[.O56]);0) + IF(ISNUMBER([.P56]*(1-[.T56]));[.P56]*(1-[.T56]);0) + IF(ISNUMBER([.U56]*(1-[.Y56]));[.U56]*(1-[.Y56]);0) + IF(ISNUMBER([.Z56]*(1-[.AD56]));[.Z56]*(1-[.AD56]);0)) / (4 - (COUNTIF([.K56]; &quot;NA&quot;) + COUNTIF([.P56]; &quot;NA&quot;) + COUNTIF([.U56]; &quot;NA&quot;)+ COUNTIF([.Z56]; &quot;NA&quot;) ))" office:value-type="float" office:value="21.0000000149012" calcext:value-type="float">
            <text:p>21,0000000149012</text:p>
          </table:table-cell>
          <table:table-cell table:formula="of:=AVERAGE([.N56];[.S56];[.X56];[.AC56])" office:value-type="float" office:value="0.88227689593553" calcext:value-type="float">
            <text:p>0,88227689593553</text:p>
          </table:table-cell>
          <table:table-cell table:formula="of:=AVERAGE([.AB56];[.W56];[.R56];[.M56])" office:value-type="float" office:value="0.117723104712346" calcext:value-type="float">
            <text:p>0,117723104712346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U011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0.93</text:p>
          </table:table-cell>
          <table:table-cell office:value-type="float" office:value="0.148846158614525" calcext:value-type="float">
            <text:p>0,148846158614525</text:p>
          </table:table-cell>
          <table:table-cell office:value-type="float" office:value="0.851153843677961" calcext:value-type="float">
            <text:p>0,851153843677961</text:p>
          </table:table-cell>
          <table:table-cell table:style-name="ce10" table:formula="of:=1-([.M57]+[.N57])" office:value-type="float" office:value="-0.00000000229248620087219" calcext:value-type="float">
            <text:p>-2,29248620087219E-0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0.95</text:p>
          </table:table-cell>
          <table:table-cell office:value-type="float" office:value="0.555357082081693" calcext:value-type="float">
            <text:p>0,555357082081693</text:p>
          </table:table-cell>
          <table:table-cell office:value-type="float" office:value="0.444642918450492" calcext:value-type="float">
            <text:p>0,444642918450492</text:p>
          </table:table-cell>
          <table:table-cell table:style-name="ce10" table:formula="of:=1-([.R57]+[.S57])" office:value-type="float" office:value="-0.000000000532184296631044" calcext:value-type="float">
            <text:p>-5,32184296631044E-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57]*(1-[.O57]));[.K57]*(1-[.O57]);0) + IF(ISNUMBER([.P57]*(1-[.T57]));[.P57]*(1-[.T57]);0) + IF(ISNUMBER([.U57]*(1-[.Y57]));[.U57]*(1-[.Y57]);0) + IF(ISNUMBER([.Z57]*(1-[.AD57]));[.Z57]*(1-[.AD57]);0)) / (4 - (COUNTIF([.K57]; &quot;NA&quot;) + COUNTIF([.P57]; &quot;NA&quot;) + COUNTIF([.U57]; &quot;NA&quot;)+ COUNTIF([.Z57]; &quot;NA&quot;) ))" office:value-type="float" office:value="27.0000000372529" calcext:value-type="float">
            <text:p>27,0000000372529</text:p>
          </table:table-cell>
          <table:table-cell table:formula="of:=AVERAGE([.N57];[.S57];[.X57];[.AC57])" office:value-type="float" office:value="0.647898381064227" calcext:value-type="float">
            <text:p>0,647898381064227</text:p>
          </table:table-cell>
          <table:table-cell table:formula="of:=AVERAGE([.AB57];[.W57];[.R57];[.M57])" office:value-type="float" office:value="0.352101620348109" calcext:value-type="float">
            <text:p>0,352101620348109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2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3</text:p>
          </table:table-cell>
          <table:table-cell table:number-columns-repeated="2" table:style-name="ce10" office:value-type="float" office:value="55" calcext:value-type="float">
            <text:p>5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4</text:p>
          </table:table-cell>
          <table:table-cell table:number-columns-repeated="2" table:style-name="ce10" office:value-type="float" office:value="74" calcext:value-type="float">
            <text:p>7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303333312273026" calcext:value-type="float">
            <text:p>0,303333312273026</text:p>
          </table:table-cell>
          <table:table-cell office:value-type="float" office:value="0.696666684415605" calcext:value-type="float">
            <text:p>0,696666684415605</text:p>
          </table:table-cell>
          <table:table-cell table:style-name="ce10" table:formula="of:=1-([.M60]+[.N60])" office:value-type="float" office:value="0.00000000331136917885999" calcext:value-type="float">
            <text:p>3,31136917885999E-0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0.87</text:p>
          </table:table-cell>
          <table:table-cell office:value-type="float" office:value="0.269999989441463" calcext:value-type="float">
            <text:p>0,269999989441463</text:p>
          </table:table-cell>
          <table:table-cell office:value-type="float" office:value="0.730000010558537" calcext:value-type="float">
            <text:p>0,730000010558537</text:p>
          </table:table-cell>
          <table:table-cell table:style-name="ce10" table:formula="of:=1-([.R60]+[.S60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60]*(1-[.O60]));[.K60]*(1-[.O60]);0) + IF(ISNUMBER([.P60]*(1-[.T60]));[.P60]*(1-[.T60]);0) + IF(ISNUMBER([.U60]*(1-[.Y60]));[.U60]*(1-[.Y60]);0) + IF(ISNUMBER([.Z60]*(1-[.AD60]));[.Z60]*(1-[.AD60]);0)) / (4 - (COUNTIF([.K60]; &quot;NA&quot;) + COUNTIF([.P60]; &quot;NA&quot;) + COUNTIF([.U60]; &quot;NA&quot;)+ COUNTIF([.Z60]; &quot;NA&quot;) ))" office:value-type="float" office:value="7.99999998509884" calcext:value-type="float">
            <text:p>7,99999998509884</text:p>
          </table:table-cell>
          <table:table-cell table:formula="of:=AVERAGE([.N60];[.S60];[.X60];[.AC60])" office:value-type="float" office:value="0.713333347487071" calcext:value-type="float">
            <text:p>0,713333347487071</text:p>
          </table:table-cell>
          <table:table-cell table:formula="of:=AVERAGE([.AB60];[.W60];[.R60];[.M60])" office:value-type="float" office:value="0.286666650857245" calcext:value-type="float">
            <text:p>0,286666650857245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384999930858612" calcext:value-type="float">
            <text:p>0,384999930858612</text:p>
          </table:table-cell>
          <table:table-cell office:value-type="float" office:value="0.615000069141388" calcext:value-type="float">
            <text:p>0,615000069141388</text:p>
          </table:table-cell>
          <table:table-cell table:style-name="ce10" table:formula="of:=1-([.M61]+[.N61])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341666616499424" calcext:value-type="float">
            <text:p>0,341666616499424</text:p>
          </table:table-cell>
          <table:table-cell office:value-type="float" office:value="0.658333381017049" calcext:value-type="float">
            <text:p>0,658333381017049</text:p>
          </table:table-cell>
          <table:table-cell table:style-name="ce10" table:formula="of:=1-([.R61]+[.S61])" office:value-type="float" office:value="0.00000000248352682863384" calcext:value-type="float">
            <text:p>2,48352682863384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61]*(1-[.O61]));[.K61]*(1-[.O61]);0) + IF(ISNUMBER([.P61]*(1-[.T61]));[.P61]*(1-[.T61]);0) + IF(ISNUMBER([.U61]*(1-[.Y61]));[.U61]*(1-[.Y61]);0) + IF(ISNUMBER([.Z61]*(1-[.AD61]));[.Z61]*(1-[.AD61]);0)) / (4 - (COUNTIF([.K61]; &quot;NA&quot;) + COUNTIF([.P61]; &quot;NA&quot;) + COUNTIF([.U61]; &quot;NA&quot;)+ COUNTIF([.Z61]; &quot;NA&quot;) ))" office:value-type="float" office:value="5.99999999254942" calcext:value-type="float">
            <text:p>5,99999999254942</text:p>
          </table:table-cell>
          <table:table-cell table:formula="of:=AVERAGE([.N61];[.S61];[.X61];[.AC61])" office:value-type="float" office:value="0.636666725079219" calcext:value-type="float">
            <text:p>0,636666725079219</text:p>
          </table:table-cell>
          <table:table-cell table:formula="of:=AVERAGE([.AB61];[.W61];[.R61];[.M61])" office:value-type="float" office:value="0.363333273679018" calcext:value-type="float">
            <text:p>0,363333273679018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6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0.95</text:p>
          </table:table-cell>
          <table:table-cell office:value-type="float" office:value="0.430999886989594" calcext:value-type="float">
            <text:p>0,430999886989594</text:p>
          </table:table-cell>
          <table:table-cell office:value-type="float" office:value="0.569000113010407" calcext:value-type="float">
            <text:p>0,569000113010407</text:p>
          </table:table-cell>
          <table:table-cell table:style-name="ce10" table:formula="of:=1-([.M62]+[.N62])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243125007487834" calcext:value-type="float">
            <text:p>0,243125007487834</text:p>
          </table:table-cell>
          <table:table-cell office:value-type="float" office:value="0.756874993443489" calcext:value-type="float">
            <text:p>0,756874993443489</text:p>
          </table:table-cell>
          <table:table-cell table:style-name="ce10" table:formula="of:=1-([.R62]+[.S62])" office:value-type="float" office:value="-0.000000000931322574615479" calcext:value-type="float">
            <text:p>-9,31322574615479E-1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0.95</text:p>
          </table:table-cell>
          <table:table-cell table:style-name="ce10" table:formula="of:= (IF(ISNUMBER([.K62]*(1-[.O62]));[.K62]*(1-[.O62]);0) + IF(ISNUMBER([.P62]*(1-[.T62]));[.P62]*(1-[.T62]);0) + IF(ISNUMBER([.U62]*(1-[.Y62]));[.U62]*(1-[.Y62]);0) + IF(ISNUMBER([.Z62]*(1-[.AD62]));[.Z62]*(1-[.AD62]);0)) / (4 - (COUNTIF([.K62]; &quot;NA&quot;) + COUNTIF([.P62]; &quot;NA&quot;) + COUNTIF([.U62]; &quot;NA&quot;)+ COUNTIF([.Z62]; &quot;NA&quot;) ))" office:value-type="float" office:value="18.0000000074506" calcext:value-type="float">
            <text:p>18,0000000074506</text:p>
          </table:table-cell>
          <table:table-cell table:formula="of:=AVERAGE([.N62];[.S62];[.X62];[.AC62])" office:value-type="float" office:value="0.662937553226948" calcext:value-type="float">
            <text:p>0,662937553226948</text:p>
          </table:table-cell>
          <table:table-cell table:formula="of:=AVERAGE([.AB62];[.W62];[.R62];[.M62])" office:value-type="float" office:value="0.337062447238714" calcext:value-type="float">
            <text:p>0,337062447238714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398333251476288" calcext:value-type="float">
            <text:p>0,398333251476288</text:p>
          </table:table-cell>
          <table:table-cell office:value-type="float" office:value="0.601666748523712" calcext:value-type="float">
            <text:p>0,601666748523712</text:p>
          </table:table-cell>
          <table:table-cell table:style-name="ce10" table:formula="of:=1-([.M63]+[.N63])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0.85</text:p>
          </table:table-cell>
          <table:table-cell office:value-type="float" office:value="0.311818179759112" calcext:value-type="float">
            <text:p>0,311818179759112</text:p>
          </table:table-cell>
          <table:table-cell office:value-type="float" office:value="0.68818182295019" calcext:value-type="float">
            <text:p>0,68818182295019</text:p>
          </table:table-cell>
          <table:table-cell table:style-name="ce10" table:formula="of:=1-([.R63]+[.S63])" office:value-type="float" office:value="-0.00000000270930211598852" calcext:value-type="float">
            <text:p>-2,70930211598852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0.89</text:p>
          </table:table-cell>
          <table:table-cell table:style-name="ce10" table:formula="of:= (IF(ISNUMBER([.K63]*(1-[.O63]));[.K63]*(1-[.O63]);0) + IF(ISNUMBER([.P63]*(1-[.T63]));[.P63]*(1-[.T63]);0) + IF(ISNUMBER([.U63]*(1-[.Y63]));[.U63]*(1-[.Y63]);0) + IF(ISNUMBER([.Z63]*(1-[.AD63]));[.Z63]*(1-[.AD63]);0)) / (4 - (COUNTIF([.K63]; &quot;NA&quot;) + COUNTIF([.P63]; &quot;NA&quot;) + COUNTIF([.U63]; &quot;NA&quot;)+ COUNTIF([.Z63]; &quot;NA&quot;) ))" office:value-type="float" office:value="11.5000000149012" calcext:value-type="float">
            <text:p>11,5000000149012</text:p>
          </table:table-cell>
          <table:table-cell table:formula="of:=AVERAGE([.N63];[.S63];[.X63];[.AC63])" office:value-type="float" office:value="0.644924285736951" calcext:value-type="float">
            <text:p>0,644924285736951</text:p>
          </table:table-cell>
          <table:table-cell table:formula="of:=AVERAGE([.AB63];[.W63];[.R63];[.M63])" office:value-type="float" office:value="0.3550757156177" calcext:value-type="float">
            <text:p>0,3550757156177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399230663592999" calcext:value-type="float">
            <text:p>0,399230663592999</text:p>
          </table:table-cell>
          <table:table-cell office:value-type="float" office:value="0.600769336407001" calcext:value-type="float">
            <text:p>0,600769336407001</text:p>
          </table:table-cell>
          <table:table-cell table:style-name="ce10" table:formula="of:=1-([.M64]+[.N64])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0.88</text:p>
          </table:table-cell>
          <table:table-cell office:value-type="float" office:value="0.298181800679727" calcext:value-type="float">
            <text:p>0,298181800679727</text:p>
          </table:table-cell>
          <table:table-cell office:value-type="float" office:value="0.701818200674924" calcext:value-type="float">
            <text:p>0,701818200674924</text:p>
          </table:table-cell>
          <table:table-cell table:style-name="ce10" table:formula="of:=1-([.R64]+[.S64])" office:value-type="float" office:value="-0.00000000135465105799426" calcext:value-type="float">
            <text:p>-1,35465105799426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64]*(1-[.O64]));[.K64]*(1-[.O64]);0) + IF(ISNUMBER([.P64]*(1-[.T64]));[.P64]*(1-[.T64]);0) + IF(ISNUMBER([.U64]*(1-[.Y64]));[.U64]*(1-[.Y64]);0) + IF(ISNUMBER([.Z64]*(1-[.AD64]));[.Z64]*(1-[.AD64]);0)) / (4 - (COUNTIF([.K64]; &quot;NA&quot;) + COUNTIF([.P64]; &quot;NA&quot;) + COUNTIF([.U64]; &quot;NA&quot;)+ COUNTIF([.Z64]; &quot;NA&quot;) ))" office:value-type="float" office:value="12.0000000074506" calcext:value-type="float">
            <text:p>12,0000000074506</text:p>
          </table:table-cell>
          <table:table-cell table:formula="of:=AVERAGE([.N64];[.S64];[.X64];[.AC64])" office:value-type="float" office:value="0.651293768540963" calcext:value-type="float">
            <text:p>0,651293768540963</text:p>
          </table:table-cell>
          <table:table-cell table:formula="of:=AVERAGE([.AB64];[.W64];[.R64];[.M64])" office:value-type="float" office:value="0.348706232136363" calcext:value-type="float">
            <text:p>0,348706232136363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19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0</text:p>
          </table:table-cell>
          <table:table-cell table:number-columns-repeated="2" table:style-name="ce10" office:value-type="float" office:value="59" calcext:value-type="float">
            <text:p>5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BILOBAR-BROAD</text:p>
          </table:table-cell>
          <table:table-cell table:style-name="ce10" office:value-type="string" calcext:value-type="string">
            <text:p>BILOBAR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157727255739949" calcext:value-type="float">
            <text:p>0,157727255739949</text:p>
          </table:table-cell>
          <table:table-cell office:value-type="float" office:value="0.842272743582726" calcext:value-type="float">
            <text:p>0,842272743582726</text:p>
          </table:table-cell>
          <table:table-cell table:style-name="ce10" table:formula="of:=1-([.M66]+[.N66])" office:value-type="float" office:value="0.00000000067732552899713" calcext:value-type="float">
            <text:p>6,7732552899713E-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0.86</text:p>
          </table:table-cell>
          <table:table-cell office:value-type="float" office:value="0.0750000029802322" calcext:value-type="float">
            <text:p>0,0750000029802322</text:p>
          </table:table-cell>
          <table:table-cell office:value-type="float" office:value="0.924999995529652" calcext:value-type="float">
            <text:p>0,924999995529652</text:p>
          </table:table-cell>
          <table:table-cell table:style-name="ce10" table:formula="of:=1-([.R66]+[.S66])" office:value-type="float" office:value="0.00000000149011614158923" calcext:value-type="float">
            <text:p>1,49011614158923E-0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0.89</text:p>
          </table:table-cell>
          <table:table-cell table:style-name="ce10" table:formula="of:= (IF(ISNUMBER([.K66]*(1-[.O66]));[.K66]*(1-[.O66]);0) + IF(ISNUMBER([.P66]*(1-[.T66]));[.P66]*(1-[.T66]);0) + IF(ISNUMBER([.U66]*(1-[.Y66]));[.U66]*(1-[.Y66]);0) + IF(ISNUMBER([.Z66]*(1-[.AD66]));[.Z66]*(1-[.AD66]);0)) / (4 - (COUNTIF([.K66]; &quot;NA&quot;) + COUNTIF([.P66]; &quot;NA&quot;) + COUNTIF([.U66]; &quot;NA&quot;)+ COUNTIF([.Z66]; &quot;NA&quot;) ))" office:value-type="float" office:value="41.9999999552965" calcext:value-type="float">
            <text:p>41,9999999552965</text:p>
          </table:table-cell>
          <table:table-cell table:formula="of:=AVERAGE([.N66];[.S66];[.X66];[.AC66])" office:value-type="float" office:value="0.883636369556189" calcext:value-type="float">
            <text:p>0,883636369556189</text:p>
          </table:table-cell>
          <table:table-cell table:formula="of:=AVERAGE([.AB66];[.W66];[.R66];[.M66])" office:value-type="float" office:value="0.116363629360091" calcext:value-type="float">
            <text:p>0,11636362936009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5" table:style-name="ce10" office:value-type="string" calcext:value-type="string">
            <text:p>NA</text:p>
          </table:table-cell>
          <table:table-cell table:style-name="ce4"/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2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M69]+[.N69])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R69]+[.S69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4.5</text:p>
          </table:table-cell>
          <table:table-cell table:style-name="ce10" office:value-type="string" calcext:value-type="string">
            <text:p>0.86</text:p>
          </table:table-cell>
          <table:table-cell table:style-name="ce10" table:formula="of:= (IF(ISNUMBER([.K69]*(1-[.O69]));[.K69]*(1-[.O69]);0) + IF(ISNUMBER([.P69]*(1-[.T69]));[.P69]*(1-[.T69]);0) + IF(ISNUMBER([.U69]*(1-[.Y69]));[.U69]*(1-[.Y69]);0) + IF(ISNUMBER([.Z69]*(1-[.AD69]));[.Z69]*(1-[.AD69]);0)) / (4 - (COUNTIF([.K69]; &quot;NA&quot;) + COUNTIF([.P69]; &quot;NA&quot;) + COUNTIF([.U69]; &quot;NA&quot;)+ COUNTIF([.Z69]; &quot;NA&quot;) ))" office:value-type="float" office:value="4.5" calcext:value-type="float">
            <text:p>4,5</text:p>
          </table:table-cell>
          <table:table-cell table:formula="of:=AVERAGE([.N69];[.S69];[.X69];[.AC69])" office:value-type="float" office:value="0" calcext:value-type="float">
            <text:p>0</text:p>
          </table:table-cell>
          <table:table-cell table:formula="of:=AVERAGE([.AB69];[.W69];[.R69];[.M69])" office:value-type="float" office:value="1" calcext:value-type="float">
            <text:p>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0.86</text:p>
          </table:table-cell>
          <table:table-cell office:value-type="float" office:value="0.806110931767358" calcext:value-type="float">
            <text:p>0,806110931767358</text:p>
          </table:table-cell>
          <table:table-cell office:value-type="float" office:value="0.193889068232642" calcext:value-type="float">
            <text:p>0,193889068232642</text:p>
          </table:table-cell>
          <table:table-cell table:style-name="ce10" table:formula="of:=1-([.M70]+[.N70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0.86</text:p>
          </table:table-cell>
          <table:table-cell table:style-name="ce10" table:formula="of:= (IF(ISNUMBER([.K70]*(1-[.O70]));[.K70]*(1-[.O70]);0) + IF(ISNUMBER([.P70]*(1-[.T70]));[.P70]*(1-[.T70]);0) + IF(ISNUMBER([.U70]*(1-[.Y70]));[.U70]*(1-[.Y70]);0) + IF(ISNUMBER([.Z70]*(1-[.AD70]));[.Z70]*(1-[.AD70]);0)) / (4 - (COUNTIF([.K70]; &quot;NA&quot;) + COUNTIF([.P70]; &quot;NA&quot;) + COUNTIF([.U70]; &quot;NA&quot;)+ COUNTIF([.Z70]; &quot;NA&quot;) ))" office:value-type="float" office:value="18" calcext:value-type="float">
            <text:p>18</text:p>
          </table:table-cell>
          <table:table-cell table:formula="of:=AVERAGE([.N70];[.S70];[.X70];[.AC70])" office:value-type="float" office:value="0.193889068232642" calcext:value-type="float">
            <text:p>0,193889068232642</text:p>
          </table:table-cell>
          <table:table-cell table:formula="of:=AVERAGE([.AB70];[.W70];[.R70];[.M70])" office:value-type="float" office:value="0.806110931767358" calcext:value-type="float">
            <text:p>0,806110931767358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5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0.97</text:p>
          </table:table-cell>
          <table:table-cell office:value-type="float" office:value="0.97470586790758" calcext:value-type="float">
            <text:p>0,97470586790758</text:p>
          </table:table-cell>
          <table:table-cell office:value-type="float" office:value="0.0252941320924198" calcext:value-type="float">
            <text:p>0,0252941320924198</text:p>
          </table:table-cell>
          <table:table-cell table:style-name="ce10" table:formula="of:=1-([.M71]+[.N71])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0.949333361784617" calcext:value-type="float">
            <text:p>0,949333361784617</text:p>
          </table:table-cell>
          <table:table-cell office:value-type="float" office:value="0" calcext:value-type="float">
            <text:p>0</text:p>
          </table:table-cell>
          <table:table-cell table:style-name="ce10" table:formula="of:=1-([.R71]+[.S71])" office:value-type="float" office:value="0.0506666382153829" calcext:value-type="float">
            <text:p>0,050666638215382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94</text:p>
          </table:table-cell>
          <table:table-cell table:style-name="ce10" table:formula="of:= (IF(ISNUMBER([.K71]*(1-[.O71]));[.K71]*(1-[.O71]);0) + IF(ISNUMBER([.P71]*(1-[.T71]));[.P71]*(1-[.T71]);0) + IF(ISNUMBER([.U71]*(1-[.Y71]));[.U71]*(1-[.Y71]);0) + IF(ISNUMBER([.Z71]*(1-[.AD71]));[.Z71]*(1-[.AD71]);0)) / (4 - (COUNTIF([.K71]; &quot;NA&quot;) + COUNTIF([.P71]; &quot;NA&quot;) + COUNTIF([.U71]; &quot;NA&quot;)+ COUNTIF([.Z71]; &quot;NA&quot;) ))" office:value-type="float" office:value="15.6200002133846" calcext:value-type="float">
            <text:p>15,6200002133846</text:p>
          </table:table-cell>
          <table:table-cell table:formula="of:=AVERAGE([.N71];[.S71];[.X71];[.AC71])" office:value-type="float" office:value="0.0126470660462099" calcext:value-type="float">
            <text:p>0,0126470660462099</text:p>
          </table:table-cell>
          <table:table-cell table:formula="of:=AVERAGE([.AB71];[.W71];[.R71];[.M71])" office:value-type="float" office:value="0.962019614846098" calcext:value-type="float">
            <text:p>0,962019614846098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BROA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759713990347726" calcext:value-type="float">
            <text:p>0,759713990347726</text:p>
          </table:table-cell>
          <table:table-cell office:value-type="float" office:value="0.240286009652274" calcext:value-type="float">
            <text:p>0,240286009652274</text:p>
          </table:table-cell>
          <table:table-cell table:style-name="ce10" table:formula="of:=1-([.M72]+[.N72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72]*(1-[.O72]));[.K72]*(1-[.O72]);0) + IF(ISNUMBER([.P72]*(1-[.T72]));[.P72]*(1-[.T72]);0) + IF(ISNUMBER([.U72]*(1-[.Y72]));[.U72]*(1-[.Y72]);0) + IF(ISNUMBER([.Z72]*(1-[.AD72]));[.Z72]*(1-[.AD72]);0)) / (4 - (COUNTIF([.K72]; &quot;NA&quot;) + COUNTIF([.P72]; &quot;NA&quot;) + COUNTIF([.U72]; &quot;NA&quot;)+ COUNTIF([.Z72]; &quot;NA&quot;) ))" office:value-type="float" office:value="36" calcext:value-type="float">
            <text:p>36</text:p>
          </table:table-cell>
          <table:table-cell table:formula="of:=AVERAGE([.N72];[.S72];[.X72];[.AC72])" office:value-type="float" office:value="0.240286009652274" calcext:value-type="float">
            <text:p>0,240286009652274</text:p>
          </table:table-cell>
          <table:table-cell table:formula="of:=AVERAGE([.AB72];[.W72];[.R72];[.M72])" office:value-type="float" office:value="0.759713990347726" calcext:value-type="float">
            <text:p>0,75971399034772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7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8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75499985118707" calcext:value-type="float">
            <text:p>0,75499985118707</text:p>
          </table:table-cell>
          <table:table-cell office:value-type="float" office:value="0.24500014881293" calcext:value-type="float">
            <text:p>0,24500014881293</text:p>
          </table:table-cell>
          <table:table-cell table:style-name="ce10" table:formula="of:=1-([.M74]+[.N74])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0.96</text:p>
          </table:table-cell>
          <table:table-cell office:value-type="float" office:value="0.73818165063858" calcext:value-type="float">
            <text:p>0,73818165063858</text:p>
          </table:table-cell>
          <table:table-cell office:value-type="float" office:value="0.26181834936142" calcext:value-type="float">
            <text:p>0,26181834936142</text:p>
          </table:table-cell>
          <table:table-cell table:style-name="ce10" table:formula="of:=1-([.R74]+[.S74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74]*(1-[.O74]));[.K74]*(1-[.O74]);0) + IF(ISNUMBER([.P74]*(1-[.T74]));[.P74]*(1-[.T74]);0) + IF(ISNUMBER([.U74]*(1-[.Y74]));[.U74]*(1-[.Y74]);0) + IF(ISNUMBER([.Z74]*(1-[.AD74]));[.Z74]*(1-[.AD74]);0)) / (4 - (COUNTIF([.K74]; &quot;NA&quot;) + COUNTIF([.P74]; &quot;NA&quot;) + COUNTIF([.U74]; &quot;NA&quot;)+ COUNTIF([.Z74]; &quot;NA&quot;) ))" office:value-type="float" office:value="11.5" calcext:value-type="float">
            <text:p>11,5</text:p>
          </table:table-cell>
          <table:table-cell table:formula="of:=AVERAGE([.N74];[.S74];[.X74];[.AC74])" office:value-type="float" office:value="0.253409249087175" calcext:value-type="float">
            <text:p>0,253409249087175</text:p>
          </table:table-cell>
          <table:table-cell table:formula="of:=AVERAGE([.AB74];[.W74];[.R74];[.M74])" office:value-type="float" office:value="0.746590750912825" calcext:value-type="float">
            <text:p>0,746590750912825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29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BILOBAR-ONE</text:p>
          </table:table-cell>
          <table:table-cell table:style-name="ce10" office:value-type="string" calcext:value-type="string">
            <text:p>BILOBAR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742916474739711" calcext:value-type="float">
            <text:p>0,742916474739711</text:p>
          </table:table-cell>
          <table:table-cell office:value-type="float" office:value="0.25708352526029" calcext:value-type="float">
            <text:p>0,25708352526029</text:p>
          </table:table-cell>
          <table:table-cell table:style-name="ce10" table:formula="of:=1-([.M75]+[.N75])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0.93</text:p>
          </table:table-cell>
          <table:table-cell office:value-type="float" office:value="0.601599776744843" calcext:value-type="float">
            <text:p>0,601599776744843</text:p>
          </table:table-cell>
          <table:table-cell office:value-type="float" office:value="0.398400223255157" calcext:value-type="float">
            <text:p>0,398400223255157</text:p>
          </table:table-cell>
          <table:table-cell table:style-name="ce10" table:formula="of:=1-([.R75]+[.S75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24.5</text:p>
          </table:table-cell>
          <table:table-cell table:style-name="ce10" office:value-type="string" calcext:value-type="string">
            <text:p>0.93</text:p>
          </table:table-cell>
          <table:table-cell table:style-name="ce10" table:formula="of:= (IF(ISNUMBER([.K75]*(1-[.O75]));[.K75]*(1-[.O75]);0) + IF(ISNUMBER([.P75]*(1-[.T75]));[.P75]*(1-[.T75]);0) + IF(ISNUMBER([.U75]*(1-[.Y75]));[.U75]*(1-[.Y75]);0) + IF(ISNUMBER([.Z75]*(1-[.AD75]));[.Z75]*(1-[.AD75]);0)) / (4 - (COUNTIF([.K75]; &quot;NA&quot;) + COUNTIF([.P75]; &quot;NA&quot;) + COUNTIF([.U75]; &quot;NA&quot;)+ COUNTIF([.Z75]; &quot;NA&quot;) ))" office:value-type="float" office:value="24.5" calcext:value-type="float">
            <text:p>24,5</text:p>
          </table:table-cell>
          <table:table-cell table:formula="of:=AVERAGE([.N75];[.S75];[.X75];[.AC75])" office:value-type="float" office:value="0.327741874257724" calcext:value-type="float">
            <text:p>0,327741874257724</text:p>
          </table:table-cell>
          <table:table-cell table:formula="of:=AVERAGE([.AB75];[.W75];[.R75];[.M75])" office:value-type="float" office:value="0.672258125742277" calcext:value-type="float">
            <text:p>0,672258125742277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0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FILIFORM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M76]+[.N76])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R76]+[.S7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89999973773956" calcext:value-type="float">
            <text:p>0,889999973773956</text:p>
          </table:table-cell>
          <table:table-cell office:value-type="float" office:value="0.110000026226044" calcext:value-type="float">
            <text:p>0,110000026226044</text:p>
          </table:table-cell>
          <table:table-cell table:style-name="ce10" table:formula="of:=1-([.W76]+[.X76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03999960422516" calcext:value-type="float">
            <text:p>0,903999960422516</text:p>
          </table:table-cell>
          <table:table-cell office:value-type="float" office:value="0.0960000395774841" calcext:value-type="float">
            <text:p>0,0960000395774841</text:p>
          </table:table-cell>
          <table:table-cell table:style-name="ce10" table:formula="of:=1-([.AB76]+[.AC7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</text:p>
          </table:table-cell>
          <table:table-cell table:style-name="ce10" table:formula="of:= (IF(ISNUMBER([.K76]*(1-[.O76]));[.K76]*(1-[.O76]);0) + IF(ISNUMBER([.P76]*(1-[.T76]));[.P76]*(1-[.T76]);0) + IF(ISNUMBER([.U76]*(1-[.Y76]));[.U76]*(1-[.Y76]);0) + IF(ISNUMBER([.Z76]*(1-[.AD76]));[.Z76]*(1-[.AD76]);0)) / (4 - (COUNTIF([.K76]; &quot;NA&quot;) + COUNTIF([.P76]; &quot;NA&quot;) + COUNTIF([.U76]; &quot;NA&quot;)+ COUNTIF([.Z76]; &quot;NA&quot;) ))" office:value-type="float" office:value="4" calcext:value-type="float">
            <text:p>4</text:p>
          </table:table-cell>
          <table:table-cell table:formula="of:=AVERAGE([.N76];[.S76];[.X76];[.AC76])" office:value-type="float" office:value="0.051500016450882" calcext:value-type="float">
            <text:p>0,051500016450882</text:p>
          </table:table-cell>
          <table:table-cell table:formula="of:=AVERAGE([.AB76];[.W76];[.R76];[.M76])" office:value-type="float" office:value="0.948499983549118" calcext:value-type="float">
            <text:p>0,948499983549118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U03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0.99</text:p>
          </table:table-cell>
          <table:table-cell office:value-type="float" office:value="0.695293810437707" calcext:value-type="float">
            <text:p>0,695293810437707</text:p>
          </table:table-cell>
          <table:table-cell office:value-type="float" office:value="0.304706189562293" calcext:value-type="float">
            <text:p>0,304706189562293</text:p>
          </table:table-cell>
          <table:table-cell table:style-name="ce10" table:formula="of:=1-([.M77]+[.N77])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0.81</text:p>
          </table:table-cell>
          <table:table-cell office:value-type="float" office:value="0.674399707317352" calcext:value-type="float">
            <text:p>0,674399707317352</text:p>
          </table:table-cell>
          <table:table-cell office:value-type="float" office:value="0.325600292682648" calcext:value-type="float">
            <text:p>0,325600292682648</text:p>
          </table:table-cell>
          <table:table-cell table:style-name="ce10" table:formula="of:=1-([.R77]+[.S77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29.5</text:p>
          </table:table-cell>
          <table:table-cell table:style-name="ce10" office:value-type="string" calcext:value-type="string">
            <text:p>0.9</text:p>
          </table:table-cell>
          <table:table-cell table:style-name="ce10" table:formula="of:= (IF(ISNUMBER([.K77]*(1-[.O77]));[.K77]*(1-[.O77]);0) + IF(ISNUMBER([.P77]*(1-[.T77]));[.P77]*(1-[.T77]);0) + IF(ISNUMBER([.U77]*(1-[.Y77]));[.U77]*(1-[.Y77]);0) + IF(ISNUMBER([.Z77]*(1-[.AD77]));[.Z77]*(1-[.AD77]);0)) / (4 - (COUNTIF([.K77]; &quot;NA&quot;) + COUNTIF([.P77]; &quot;NA&quot;) + COUNTIF([.U77]; &quot;NA&quot;)+ COUNTIF([.Z77]; &quot;NA&quot;) ))" office:value-type="float" office:value="29.5" calcext:value-type="float">
            <text:p>29,5</text:p>
          </table:table-cell>
          <table:table-cell table:formula="of:=AVERAGE([.N77];[.S77];[.X77];[.AC77])" office:value-type="float" office:value="0.315153241122471" calcext:value-type="float">
            <text:p>0,315153241122471</text:p>
          </table:table-cell>
          <table:table-cell table:formula="of:=AVERAGE([.AB77];[.W77];[.R77];[.M77])" office:value-type="float" office:value="0.68484675887753" calcext:value-type="float">
            <text:p>0,68484675887753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0.95</text:p>
          </table:table-cell>
          <table:table-cell office:value-type="float" office:value="0.538947152464013" calcext:value-type="float">
            <text:p>0,538947152464013</text:p>
          </table:table-cell>
          <table:table-cell office:value-type="float" office:value="0.461052847535987" calcext:value-type="float">
            <text:p>0,461052847535987</text:p>
          </table:table-cell>
          <table:table-cell table:style-name="ce10" table:formula="of:=1-([.M78]+[.N78])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0.85</text:p>
          </table:table-cell>
          <table:table-cell office:value-type="float" office:value="0.561999762058258" calcext:value-type="float">
            <text:p>0,561999762058258</text:p>
          </table:table-cell>
          <table:table-cell office:value-type="float" office:value="0.438000237941742" calcext:value-type="float">
            <text:p>0,438000237941742</text:p>
          </table:table-cell>
          <table:table-cell table:style-name="ce10" table:formula="of:=1-([.R78]+[.S78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19.5</text:p>
          </table:table-cell>
          <table:table-cell table:style-name="ce10" office:value-type="string" calcext:value-type="string">
            <text:p>0.9</text:p>
          </table:table-cell>
          <table:table-cell table:style-name="ce10" table:formula="of:= (IF(ISNUMBER([.K78]*(1-[.O78]));[.K78]*(1-[.O78]);0) + IF(ISNUMBER([.P78]*(1-[.T78]));[.P78]*(1-[.T78]);0) + IF(ISNUMBER([.U78]*(1-[.Y78]));[.U78]*(1-[.Y78]);0) + IF(ISNUMBER([.Z78]*(1-[.AD78]));[.Z78]*(1-[.AD78]);0)) / (4 - (COUNTIF([.K78]; &quot;NA&quot;) + COUNTIF([.P78]; &quot;NA&quot;) + COUNTIF([.U78]; &quot;NA&quot;)+ COUNTIF([.Z78]; &quot;NA&quot;) ))" office:value-type="float" office:value="19.5" calcext:value-type="float">
            <text:p>19,5</text:p>
          </table:table-cell>
          <table:table-cell table:formula="of:=AVERAGE([.N78];[.S78];[.X78];[.AC78])" office:value-type="float" office:value="0.449526542738865" calcext:value-type="float">
            <text:p>0,449526542738865</text:p>
          </table:table-cell>
          <table:table-cell table:formula="of:=AVERAGE([.AB78];[.W78];[.R78];[.M78])" office:value-type="float" office:value="0.550473457261136" calcext:value-type="float">
            <text:p>0,550473457261136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TOU03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FILIFORM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0.89</text:p>
          </table:table-cell>
          <table:table-cell office:value-type="float" office:value="0.740000009536743" calcext:value-type="float">
            <text:p>0,740000009536743</text:p>
          </table:table-cell>
          <table:table-cell office:value-type="float" office:value="0" calcext:value-type="float">
            <text:p>0</text:p>
          </table:table-cell>
          <table:table-cell table:style-name="ce10" table:formula="of:=1-([.M79]+[.N79])" office:value-type="float" office:value="0.259999990463257" calcext:value-type="float">
            <text:p>0,25999999046325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947499990463257" calcext:value-type="float">
            <text:p>0,947499990463257</text:p>
          </table:table-cell>
          <table:table-cell office:value-type="float" office:value="0" calcext:value-type="float">
            <text:p>0</text:p>
          </table:table-cell>
          <table:table-cell table:style-name="ce10" table:formula="of:=1-([.R79]+[.S79])" office:value-type="float" office:value="0.0525000095367432" calcext:value-type="float">
            <text:p>0,05250000953674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50000008940697" calcext:value-type="float">
            <text:p>0,850000008940697</text:p>
          </table:table-cell>
          <table:table-cell office:value-type="float" office:value="0" calcext:value-type="float">
            <text:p>0</text:p>
          </table:table-cell>
          <table:table-cell table:style-name="ce10" table:formula="of:=1-([.W79]+[.X79])" office:value-type="float" office:value="0.149999991059303" calcext:value-type="float">
            <text:p>0,14999999105930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</text:p>
          </table:table-cell>
          <table:table-cell table:style-name="ce10" table:formula="of:= (IF(ISNUMBER([.K79]*(1-[.O79]));[.K79]*(1-[.O79]);0) + IF(ISNUMBER([.P79]*(1-[.T79]));[.P79]*(1-[.T79]);0) + IF(ISNUMBER([.U79]*(1-[.Y79]));[.U79]*(1-[.Y79]);0) + IF(ISNUMBER([.Z79]*(1-[.AD79]));[.Z79]*(1-[.AD79]);0)) / (4 - (COUNTIF([.K79]; &quot;NA&quot;) + COUNTIF([.P79]; &quot;NA&quot;) + COUNTIF([.U79]; &quot;NA&quot;)+ COUNTIF([.Z79]; &quot;NA&quot;) ))" office:value-type="float" office:value="3.38333334525426" calcext:value-type="float">
            <text:p>3,38333334525426</text:p>
          </table:table-cell>
          <table:table-cell table:formula="of:=AVERAGE([.N79];[.S79];[.X79];[.AC79])" office:value-type="float" office:value="0" calcext:value-type="float">
            <text:p>0</text:p>
          </table:table-cell>
          <table:table-cell table:formula="of:=AVERAGE([.AB79];[.W79];[.R79];[.M79])" office:value-type="float" office:value="0.845833336313566" calcext:value-type="float">
            <text:p>0,845833336313566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4</text:p>
          </table:table-cell>
          <table:table-cell table:number-columns-repeated="2" table:style-name="ce10" office:value-type="float" office:value="58" calcext:value-type="float">
            <text:p>5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97</text:p>
          </table:table-cell>
          <table:table-cell office:value-type="float" office:value="0.575624749064446" calcext:value-type="float">
            <text:p>0,575624749064446</text:p>
          </table:table-cell>
          <table:table-cell office:value-type="float" office:value="0.424375250935555" calcext:value-type="float">
            <text:p>0,424375250935555</text:p>
          </table:table-cell>
          <table:table-cell table:style-name="ce10" table:formula="of:=1-([.M80]+[.N80])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.603999722003937" calcext:value-type="float">
            <text:p>0,603999722003937</text:p>
          </table:table-cell>
          <table:table-cell office:value-type="float" office:value="0.396000277996063" calcext:value-type="float">
            <text:p>0,396000277996063</text:p>
          </table:table-cell>
          <table:table-cell table:style-name="ce10" table:formula="of:=1-([.R80]+[.S80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0.99</text:p>
          </table:table-cell>
          <table:table-cell table:style-name="ce10" table:formula="of:= (IF(ISNUMBER([.K80]*(1-[.O80]));[.K80]*(1-[.O80]);0) + IF(ISNUMBER([.P80]*(1-[.T80]));[.P80]*(1-[.T80]);0) + IF(ISNUMBER([.U80]*(1-[.Y80]));[.U80]*(1-[.Y80]);0) + IF(ISNUMBER([.Z80]*(1-[.AD80]));[.Z80]*(1-[.AD80]);0)) / (4 - (COUNTIF([.K80]; &quot;NA&quot;) + COUNTIF([.P80]; &quot;NA&quot;) + COUNTIF([.U80]; &quot;NA&quot;)+ COUNTIF([.Z80]; &quot;NA&quot;) ))" office:value-type="float" office:value="13" calcext:value-type="float">
            <text:p>13</text:p>
          </table:table-cell>
          <table:table-cell table:formula="of:=AVERAGE([.N80];[.S80];[.X80];[.AC80])" office:value-type="float" office:value="0.410187764465809" calcext:value-type="float">
            <text:p>0,410187764465809</text:p>
          </table:table-cell>
          <table:table-cell table:formula="of:=AVERAGE([.AB80];[.W80];[.R80];[.M80])" office:value-type="float" office:value="0.589812235534192" calcext:value-type="float">
            <text:p>0,589812235534192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5</text:p>
          </table:table-cell>
          <table:table-cell table:number-columns-repeated="2" table:style-name="ce10" office:value-type="float" office:value="55" calcext:value-type="float">
            <text:p>5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OUB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2</text:p>
          </table:table-cell>
          <table:table-cell office:value-type="float" office:value="0.766666506727537" calcext:value-type="float">
            <text:p>0,766666506727537</text:p>
          </table:table-cell>
          <table:table-cell office:value-type="float" office:value="0.233333493272463" calcext:value-type="float">
            <text:p>0,233333493272463</text:p>
          </table:table-cell>
          <table:table-cell table:style-name="ce10" table:formula="of:=1-([.M81]+[.N81])" office:value-type="float" office:value="0" calcext:value-type="float">
            <text:p>0</text:p>
          </table:table-cell>
          <table:table-cell table:number-columns-repeated="5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2</text:p>
          </table:table-cell>
          <table:table-cell table:style-name="ce10" table:formula="of:= (IF(ISNUMBER([.K81]*(1-[.O81]));[.K81]*(1-[.O81]);0) + IF(ISNUMBER([.P81]*(1-[.T81]));[.P81]*(1-[.T81]);0) + IF(ISNUMBER([.U81]*(1-[.Y81]));[.U81]*(1-[.Y81]);0) + IF(ISNUMBER([.Z81]*(1-[.AD81]));[.Z81]*(1-[.AD81]);0)) / (4 - (COUNTIF([.K81]; &quot;NA&quot;) + COUNTIF([.P81]; &quot;NA&quot;) + COUNTIF([.U81]; &quot;NA&quot;)+ COUNTIF([.Z81]; &quot;NA&quot;) ))" office:value-type="float" office:value="12" calcext:value-type="float">
            <text:p>12</text:p>
          </table:table-cell>
          <table:table-cell table:formula="of:=AVERAGE([.N81];[.S81];[.X81];[.AC81])" office:value-type="float" office:value="0.233333493272463" calcext:value-type="float">
            <text:p>0,233333493272463</text:p>
          </table:table-cell>
          <table:table-cell table:formula="of:=AVERAGE([.AB81];[.W81];[.R81];[.M81])" office:value-type="float" office:value="0.766666506727537" calcext:value-type="float">
            <text:p>0,766666506727537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6</text:p>
          </table:table-cell>
          <table:table-cell table:number-columns-repeated="2" table:style-name="ce10" office:value-type="float" office:value="25" calcext:value-type="float">
            <text:p>2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7</text:p>
          </table:table-cell>
          <table:table-cell table:number-columns-repeated="2" table:style-name="ce10" office:value-type="float" office:value="59" calcext:value-type="float">
            <text:p>5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N</text:p>
          </table:table-cell>
          <table:table-cell table:number-columns-repeated="12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6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8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M84]+[.N84])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R84]+[.S84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string" calcext:value-type="string">
            <text:p>5.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 (IF(ISNUMBER([.K84]*(1-[.O84]));[.K84]*(1-[.O84]);0) + IF(ISNUMBER([.P84]*(1-[.T84]));[.P84]*(1-[.T84]);0) + IF(ISNUMBER([.U84]*(1-[.Y84]));[.U84]*(1-[.Y84]);0) + IF(ISNUMBER([.Z84]*(1-[.AD84]));[.Z84]*(1-[.AD84]);0)) / (4 - (COUNTIF([.K84]; &quot;NA&quot;) + COUNTIF([.P84]; &quot;NA&quot;) + COUNTIF([.U84]; &quot;NA&quot;)+ COUNTIF([.Z84]; &quot;NA&quot;) ))" office:value-type="float" office:value="5.5" calcext:value-type="float">
            <text:p>5,5</text:p>
          </table:table-cell>
          <table:table-cell table:formula="of:=AVERAGE([.N84];[.S84];[.X84];[.AC84])" office:value-type="float" office:value="0" calcext:value-type="float">
            <text:p>0</text:p>
          </table:table-cell>
          <table:table-cell table:formula="of:=AVERAGE([.AB84];[.W84];[.R84];[.M84])" office:value-type="float" office:value="1" calcext:value-type="float">
            <text:p>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39</text:p>
          </table:table-cell>
          <table:table-cell table:number-columns-repeated="2" table:style-name="ce10" office:value-type="float" office:value="51" calcext:value-type="float">
            <text:p>5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M85]+[.N85])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1-([.R85]+[.S85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85]*(1-[.O85]));[.K85]*(1-[.O85]);0) + IF(ISNUMBER([.P85]*(1-[.T85]));[.P85]*(1-[.T85]);0) + IF(ISNUMBER([.U85]*(1-[.Y85]));[.U85]*(1-[.Y85]);0) + IF(ISNUMBER([.Z85]*(1-[.AD85]));[.Z85]*(1-[.AD85]);0)) / (4 - (COUNTIF([.K85]; &quot;NA&quot;) + COUNTIF([.P85]; &quot;NA&quot;) + COUNTIF([.U85]; &quot;NA&quot;)+ COUNTIF([.Z85]; &quot;NA&quot;) ))" office:value-type="float" office:value="5" calcext:value-type="float">
            <text:p>5</text:p>
          </table:table-cell>
          <table:table-cell table:formula="of:=AVERAGE([.N85];[.S85];[.X85];[.AC85])" office:value-type="float" office:value="0" calcext:value-type="float">
            <text:p>0</text:p>
          </table:table-cell>
          <table:table-cell table:formula="of:=AVERAGE([.AB85];[.W85];[.R85];[.M85])" office:value-type="float" office:value="1" calcext:value-type="float">
            <text:p>1</text:p>
          </table:table-cell>
          <table:table-cell table:number-columns-repeated="16323"/>
        </table:table-row>
        <table:table-row table:style-name="ro1">
          <table:table-cell table:style-name="ce10" office:value-type="string" calcext:value-type="string">
            <text:p>TOU04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0.97</text:p>
          </table:table-cell>
          <table:table-cell office:value-type="float" office:value="0.693124677985907" calcext:value-type="float">
            <text:p>0,693124677985907</text:p>
          </table:table-cell>
          <table:table-cell office:value-type="float" office:value="0.306875322014093" calcext:value-type="float">
            <text:p>0,306875322014093</text:p>
          </table:table-cell>
          <table:table-cell table:style-name="ce10" table:formula="of:=1-([.M86]+[.N86])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0.94</text:p>
          </table:table-cell>
          <table:table-cell office:value-type="float" office:value="0.677499733865261" calcext:value-type="float">
            <text:p>0,677499733865261</text:p>
          </table:table-cell>
          <table:table-cell office:value-type="float" office:value="0.322500266134739" calcext:value-type="float">
            <text:p>0,322500266134739</text:p>
          </table:table-cell>
          <table:table-cell table:style-name="ce10" table:formula="of:=1-([.R86]+[.S86])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table:style-name="ce10" office:value-type="string" calcext:value-type="string">
            <text:p>N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0.96</text:p>
          </table:table-cell>
          <table:table-cell table:style-name="ce10" table:formula="of:= (IF(ISNUMBER([.K86]*(1-[.O86]));[.K86]*(1-[.O86]);0) + IF(ISNUMBER([.P86]*(1-[.T86]));[.P86]*(1-[.T86]);0) + IF(ISNUMBER([.U86]*(1-[.Y86]));[.U86]*(1-[.Y86]);0) + IF(ISNUMBER([.Z86]*(1-[.AD86]));[.Z86]*(1-[.AD86]);0)) / (4 - (COUNTIF([.K86]; &quot;NA&quot;) + COUNTIF([.P86]; &quot;NA&quot;) + COUNTIF([.U86]; &quot;NA&quot;)+ COUNTIF([.Z86]; &quot;NA&quot;) ))" office:value-type="float" office:value="12" calcext:value-type="float">
            <text:p>12</text:p>
          </table:table-cell>
          <table:table-cell table:formula="of:=AVERAGE([.N86];[.S86];[.X86];[.AC86])" office:value-type="float" office:value="0.314687794074416" calcext:value-type="float">
            <text:p>0,314687794074416</text:p>
          </table:table-cell>
          <table:table-cell table:formula="of:=AVERAGE([.AB86];[.W86];[.R86];[.M86])" office:value-type="float" office:value="0.685312205925584" calcext:value-type="float">
            <text:p>0,685312205925584</text:p>
          </table:table-cell>
          <table:table-cell table:number-columns-repeated="16323"/>
        </table:table-row>
        <table:table-row table:style-name="ro1" table:number-rows-repeated="1048489">
          <table:table-cell table:number-columns-repeated="16358"/>
        </table:table-row>
        <table:table-row table:style-name="ro1">
          <table:table-cell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5:33:55.2535092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2T15:38:11.913495415</dc:date>
    <meta:editing-duration>PT2H49M22S</meta:editing-duration>
    <meta:editing-cycles>15</meta:editing-cycles>
    <meta:document-statistic meta:table-count="1" meta:cell-count="3009" meta:object-count="0"/>
  </office:meta>
</office:document-meta>
</file>